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utura-Medium" svg:font-family="Futura-Medium"/>
    <style:font-face style:name="Lucida Sans1" svg:font-family="'Lucida Sans'"/>
    <style:font-face style:name="CourierNewPSMT" svg:font-family="CourierNewPSMT" style:font-family-generic="modern"/>
    <style:font-face style:name="Georgia" svg:font-family="Georgia"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MT" svg:font-family="ArialMT"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CourierNewPSMT1" svg:font-family="CourierNewPSMT" style:font-family-generic="modern" style:font-pitch="fixed"/>
    <style:font-face style:name="Helvetica2"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Helvetica3" svg:font-family="Helvetica, Ari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Futura-Medium1" svg:font-family="Futura-Medium" style:font-family-generic="system" style:font-pitch="variable"/>
    <style:font-face style:name="Geneva1" svg:font-family="Geneva" style:font-family-generic="system" style:font-pitch="variable"/>
    <style:font-face style:name="Helvetica4"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note_20_text">
      <style:text-properties fo:font-size="11pt" style:font-size-asian="11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name-asian="CourierNewPSMT" style:font-size-asian="10.5pt" style:font-style-asian="normal" style:font-weight-asian="normal" style:font-name-complex="CourierNewPSMT" style:font-size-complex="10.5pt" style:font-style-complex="normal"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8"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style:font-size-asian="10.5pt" style:font-size-complex="10.5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2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3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3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P3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fo:background-color="transparent" style:font-name-asian="TimesNewRomanPSMT" style:font-size-asian="10.5pt" style:font-style-asian="normal" style:font-weight-asian="normal" style:font-name-complex="TimesNewRomanPSMT" style:font-size-complex="10.5pt" style:font-style-complex="normal" style:font-weight-complex="normal"/>
    </style:style>
    <style:style style:name="P3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Geneva" style:font-size-asian="10.5pt" style:font-style-asian="normal" style:font-weight-asian="normal" style:font-name-complex="Geneva" style:font-size-complex="10.5pt" style:font-style-complex="normal" style:font-weight-complex="normal"/>
    </style:style>
    <style:style style:name="P3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solid" style:text-underline-width="auto" style:text-underline-color="#2951a9" fo:font-weight="normal" style:font-name-asian="Helvetica" style:font-size-asian="10.5pt" style:font-style-asian="normal" style:font-weight-asian="normal" style:font-name-complex="Helvetica" style:font-size-complex="10.5pt" style:font-style-complex="normal"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39" style:family="paragraph" style:parent-style-name="Standard">
      <style:paragraph-properties fo:margin-left="0cm" fo:margin-right="0cm" fo:margin-top="0cm" fo:margin-bottom="0cm" fo:line-height="100%" fo:text-align="justify" style:justify-single-word="false" fo:orphans="0" fo:widows="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1" fo:font-size="10.5pt"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false" style:font-name-asian="Futura-Medium" style:font-size-asian="10.5pt" style:font-style-asian="normal" style:font-weight-asian="normal" style:font-name-complex="Futura-Medium" style:font-size-complex="10.5pt" style:font-style-complex="normal"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Futura-Medium" style:font-size-asian="10.5pt" style:font-style-asian="normal" style:font-weight-asian="normal" style:font-name-complex="Futura-Medium" style:font-size-complex="10.5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style:font-name-asian="Helvetica" style:font-size-asian="10.5pt" style:font-style-asian="italic" style:font-weight-asian="normal" style:font-name-complex="Helvetica" style:font-size-complex="10.5pt" style:font-style-complex="italic"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italic" style:text-underline-style="none" fo:font-weight="normal" style:font-name-asian="Tahoma" style:font-size-asian="10.5pt" style:font-style-asian="italic" style:font-weight-asian="normal" style:font-name-complex="Tahoma" style:font-size-complex="10.5pt" style:font-style-complex="italic"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0.5pt" fo:font-style="italic" style:text-underline-style="none" fo:font-weight="normal" style:font-name-asian="TimesNewRomanPSMT" style:font-size-asian="10.5pt" style:font-style-asian="italic" style:font-weight-asian="normal" style:font-name-complex="TimesNewRomanPSMT" style:font-size-complex="10.5pt" style:font-style-complex="italic"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language="en" fo:country="GB"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4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Helvetica1" fo:font-size="10.5pt" style:font-name-asian="Geneva" style:font-size-asian="10.5pt" style:font-name-complex="Geneva" style:font-size-complex="10.5pt"/>
    </style:style>
    <style:style style:name="P4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style:font-name-asian="Helvetica" style:font-size-asian="10.5pt" style:font-name-complex="Helvetica" style:font-size-complex="10.5pt"/>
    </style:style>
    <style:style style:name="P4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 fo:font-size="10.5pt" style:font-size-asian="10.5pt" style:font-size-complex="10.5pt"/>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Helvetica" fo:font-size="10.5pt" style:font-name-asian="Helvetica" style:font-size-asian="10.5pt" style:font-name-complex="Helvetica" style:font-size-complex="10.5pt"/>
    </style:style>
    <style:style style:name="P5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italic" style:text-underline-style="none" fo:font-weight="normal" style:font-name-asian="Tahoma1" style:font-size-asian="10.5pt" style:font-style-asian="italic" style:font-weight-asian="normal" style:font-name-complex="Tahoma1" style:font-size-complex="10.5pt" style:font-style-complex="italic" style:font-weight-complex="normal"/>
    </style:style>
    <style:style style:name="P52"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anguage="nl" fo:country="BE" fo:font-style="normal" style:text-underline-style="none" fo:font-weight="normal" style:font-name-asian="Geneva1" style:font-size-asian="10.5pt" style:font-style-asian="normal" style:font-weight-asian="normal" style:font-name-complex="Geneva1" style:font-size-complex="10.5pt" style:font-style-complex="normal" style:font-weight-complex="normal"/>
    </style:style>
    <style:style style:name="P5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normal" style:text-underline-style="none" fo:font-weight="normal" style:font-name-asian="ArialMT1" style:font-size-asian="10.5pt" style:font-style-asian="normal" style:font-weight-asian="normal" style:font-name-complex="ArialMT1" style:font-size-complex="10.5pt" style:font-style-complex="normal" style:font-weight-complex="normal"/>
    </style:style>
    <style:style style:name="P5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2" fo:font-size="10.5pt" fo:letter-spacing="normal" fo:language="nl" fo:country="BE" fo:font-style="normal" style:text-underline-style="none" fo:font-weight="normal" style:letter-kerning="true" style:font-name-asian="Futura-Medium1" style:font-size-asian="10.5pt" style:font-style-asian="normal" style:font-weight-asian="normal" style:font-name-complex="Futura-Medium1" style:font-size-complex="10.5pt" style:font-style-complex="normal" style:font-weight-complex="normal"/>
    </style:style>
    <style:style style:name="P55"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CourierNewPSMT" style:font-size-asian="10.5pt" style:font-style-asian="normal" style:font-weight-asian="normal" style:font-name-complex="CourierNewPSMT" style:font-size-complex="10.5pt" style:font-style-complex="normal" style:font-weight-complex="normal"/>
    </style:style>
    <style:style style:name="P5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57"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P58"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name-asian="CourierNewPSMT1" style:font-size-asian="10.5pt" style:font-style-asian="normal" style:font-weight-asian="normal" style:font-name-complex="CourierNewPSMT1" style:font-size-complex="10.5pt" style:font-style-complex="normal" style:font-weight-complex="normal"/>
    </style:style>
    <style:style style:name="P5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font-style="normal" style:text-underline-style="none" fo:font-weight="normal" style:font-name-asian="Georgia" style:font-size-asian="10.5pt" style:font-style-asian="normal" style:font-weight-asian="normal" style:font-name-complex="Georgia" style:font-size-complex="10.5pt" style:font-style-complex="normal" style:font-weight-complex="normal"/>
    </style:style>
    <style:style style:name="P60"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61"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62"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italic" style:text-underline-style="none" fo:font-weight="normal" style:font-name-asian="Tahoma" style:font-size-asian="10.5pt" style:font-style-asian="italic" style:font-weight-asian="normal" style:font-name-complex="Tahoma" style:font-size-complex="10.5pt" style:font-style-complex="italic" style:font-weight-complex="normal"/>
    </style:style>
    <style:style style:name="P63"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2" fo:font-size="10.5pt" fo:language="nl" fo:country="BE"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P64"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2" fo:font-size="10.5pt" fo:language="nl" fo:country="BE" fo:font-style="normal" style:text-underline-style="none" fo:font-weight="normal" style:font-size-asian="10.5pt" style:font-style-asian="normal" style:font-weight-asian="normal" style:font-size-complex="10.5pt" style:font-style-complex="normal" style:font-weight-complex="normal"/>
    </style:style>
    <style:style style:name="P65"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2" fo:font-size="10.5pt" fo:language="nl" fo:country="BE"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66"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2951a9" style:font-name="Helvetica" fo:font-size="12pt" fo:font-style="normal" style:text-underline-style="solid" style:text-underline-width="auto" style:text-underline-color="#2951a9" fo:font-weight="normal" style:font-name-asian="Helvetica" style:font-size-asian="12pt" style:font-style-asian="normal" style:font-weight-asian="normal" style:font-name-complex="Helvetica" style:font-size-complex="12pt" style:font-style-complex="normal" style:font-weight-complex="normal"/>
    </style:style>
    <style:style style:name="P67"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68"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69"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fo:background-color="transparent" style:font-name-asian="CourierNewPSMT1" style:font-size-asian="10.5pt" style:font-style-asian="normal" style:font-weight-asian="normal" style:font-name-complex="CourierNewPSMT1" style:font-size-complex="10.5pt" style:font-style-complex="normal" style:font-weight-complex="normal"/>
    </style:style>
    <style:style style:name="P7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normal" style:text-underline-style="none" fo:font-weight="normal" style:font-name-asian="Georgia" style:font-size-asian="10.5pt" style:font-style-asian="normal" style:font-weight-asian="normal" style:font-name-complex="Georgia" style:font-size-complex="10.5pt" style:font-style-complex="normal" style:font-weight-complex="normal"/>
    </style:style>
    <style:style style:name="P71"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P72"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73" style:family="paragraph" style:parent-style-name="Χωρίς_20_διάστιχο">
      <style:paragraph-properties fo:margin-left="0cm" fo:margin-right="0cm" fo:margin-top="0cm" fo:margin-bottom="0cm" fo:line-height="100%" fo:text-align="justify" style:justify-single-word="false" fo:text-indent="0cm" style:auto-text-indent="false"/>
      <style:text-properties fo:color="#000000" style:font-name="Helvetica1"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74" style:family="paragraph" style:parent-style-name="Text_20_body">
      <style:paragraph-properties fo:margin-left="0cm" fo:margin-right="0cm" fo:margin-top="0cm" fo:margin-bottom="0cm" fo:line-height="100%" fo:text-align="start" style:justify-single-word="false" fo:text-indent="0cm" style:auto-text-indent="false"/>
      <style:text-properties fo:color="#000000" style:font-name="Helvetica1" fo:font-size="10.5pt"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75" style:family="paragraph" style:parent-style-name="Text_20_body">
      <style:paragraph-properties fo:margin-left="0cm" fo:margin-right="0cm" fo:margin-top="0cm" fo:margin-bottom="0cm" fo:line-height="100%" fo:text-align="start" style:justify-single-word="false" fo:text-indent="0cm" style:auto-text-indent="false"/>
      <style:text-properties fo:color="#ff0000" style:font-name="Helvetica1" fo:font-size="10.5pt"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76"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77"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name-asian="Arial1" style:font-size-asian="10.5pt" style:font-style-asian="normal" style:font-weight-asian="normal" style:font-name-complex="Arial" style:font-size-complex="10.5pt" style:font-style-complex="normal" style:font-weight-complex="normal"/>
    </style:style>
    <style:style style:name="P78"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1" fo:font-size="10.5pt"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P79"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style:use-window-font-color="true" style:font-name="Helvetica1" fo:font-size="10.5pt" fo:language="fr" fo:country="FR"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P80"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Geneva" style:font-size-asian="10.5pt" style:font-style-asian="normal" style:font-weight-asian="normal" style:font-name-complex="Geneva" style:font-size-complex="10.5pt" style:font-style-complex="normal" style:font-weight-complex="normal"/>
    </style:style>
    <style:style style:name="P81"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82"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Futura-Medium" style:font-size-asian="10.5pt" style:font-style-asian="normal" style:font-weight-asian="normal" style:font-name-complex="Futura-Medium" style:font-size-complex="10.5pt" style:font-style-complex="normal" style:font-weight-complex="normal"/>
    </style:style>
    <style:style style:name="P83"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letter-spacing="normal" fo:font-style="normal" style:text-underline-style="none" fo:font-weight="normal" style:letter-kerning="true" style:font-name-asian="Tahoma" style:font-size-asian="10.5pt" style:font-style-asian="normal" style:font-weight-asian="normal" style:font-name-complex="Tahoma" style:font-size-complex="10.5pt" style:font-style-complex="normal" style:font-weight-complex="normal"/>
    </style:style>
    <style:style style:name="P84"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00" style:font-name="Helvetica3" fo:font-size="10.5pt" fo:language="en" fo:country="US"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85" style:family="paragraph" style:parent-style-name="Standard_20__28_user_29_">
      <style:paragraph-properties fo:margin-left="0cm" fo:margin-right="0cm" fo:margin-top="0cm" fo:margin-bottom="0cm" fo:line-height="100%" fo:text-align="start" style:justify-single-word="false" fo:text-indent="0cm" style:auto-text-indent="false" style:text-autospace="non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86" style:family="paragraph" style:parent-style-name="Standard_20__28_user_29_">
      <style:paragraph-properties fo:margin-left="0cm" fo:margin-right="0cm" fo:margin-top="0cm" fo:margin-bottom="0cm" fo:line-height="100%" fo:text-align="start" style:justify-single-word="false" fo:text-indent="0cm" style:auto-text-indent="false"/>
      <style:text-properties style:font-name="Helvetica3" fo:font-size="10.5pt" fo:language="fr" fo:country="BE" fo:font-style="normal" style:text-underline-style="none" fo:font-weight="normal" style:font-size-asian="10.5pt" style:font-style-asian="normal" style:font-weight-asian="normal" style:font-size-complex="10.5pt" style:font-style-complex="normal" style:font-weight-complex="normal"/>
    </style:style>
    <style:style style:name="P87"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88"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ff0000"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89"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style:font-size-asian="10.5pt" style:font-size-complex="10.5pt"/>
    </style:style>
    <style:style style:name="P90" style:family="paragraph" style:parent-style-name="Standard">
      <style:paragraph-properties fo:text-align="justify" style:justify-single-word="false" style:text-autospace="none"/>
      <style:text-properties fo:color="#000000" style:font-name="Helvetica" fo:font-size="10.5pt" style:font-name-asian="Helvetica" style:font-size-asian="10.5pt" style:font-name-complex="Helvetica" style:font-size-complex="10.5pt"/>
    </style:style>
    <style:style style:name="P91" style:family="paragraph" style:parent-style-name="Standard">
      <style:text-properties fo:color="#000000" style:font-name="Helvetica2" fo:font-size="10.5pt" fo:language="nl" fo:country="BE" fo:font-style="italic" style:font-name-asian="Tahoma1" style:font-size-asian="10.5pt" style:font-style-asian="italic" style:font-name-complex="Tahoma1" style:font-size-complex="10.5pt" style:font-style-complex="italic"/>
    </style:style>
    <style:style style:name="P92" style:family="paragraph" style:parent-style-name="Standard">
      <style:text-properties fo:color="#000000" style:font-name="Helvetica2" fo:font-size="10.5pt" fo:language="nl" fo:country="BE" style:font-name-asian="Geneva1" style:font-size-asian="10.5pt" style:font-name-complex="Geneva1" style:font-size-complex="10.5pt"/>
    </style:style>
    <style:style style:name="P93" style:family="paragraph" style:parent-style-name="Standard">
      <style:text-properties fo:color="#000000" style:font-name="Helvetica2" fo:font-size="10.5pt" fo:language="nl" fo:country="BE" style:font-name-asian="ArialMT1" style:font-size-asian="10.5pt" style:font-name-complex="ArialMT1" style:font-size-complex="10.5pt"/>
    </style:style>
    <style:style style:name="P94" style:family="paragraph" style:parent-style-name="Standard">
      <style:text-properties fo:color="#000000" style:font-name="Helvetica2" fo:font-size="10.5pt" fo:language="nl" fo:country="BE" style:letter-kerning="true" style:font-name-asian="Futura-Medium1" style:font-size-asian="10.5pt" style:font-name-complex="Futura-Medium1" style:font-size-complex="10.5pt"/>
    </style:style>
    <style:style style:name="P95" style:family="paragraph" style:parent-style-name="Standard">
      <style:text-properties fo:color="#000000" style:font-name="Helvetica1" fo:font-size="10.5pt" fo:font-style="italic" fo:background-color="transparent" style:font-size-asian="10.5pt" style:font-style-asian="italic" style:font-size-complex="10.5pt" style:font-style-complex="italic"/>
    </style:style>
    <style:style style:name="P96" style:family="paragraph" style:parent-style-name="Standard">
      <style:text-properties fo:color="#000000" style:font-name="Helvetica1" fo:font-size="10.5pt" fo:font-style="normal" fo:background-color="transparent" style:font-size-asian="10.5pt" style:font-style-asian="normal" style:font-size-complex="10.5pt" style:font-style-complex="normal"/>
    </style:style>
    <style:style style:name="P97" style:family="paragraph" style:parent-style-name="Standard">
      <style:text-properties fo:color="#000000" style:font-name="Helvetica1" fo:font-size="10.5pt" fo:background-color="transparent" style:font-size-asian="10.5pt" style:font-size-complex="10.5pt"/>
    </style:style>
    <style:style style:name="P98" style:family="paragraph" style:parent-style-name="Standard">
      <style:text-properties fo:color="#000000" style:font-name="Helvetica1" fo:font-size="10.5pt" style:text-underline-style="none" fo:background-color="transparent" style:font-size-asian="10.5pt" style:font-size-complex="10.5pt"/>
    </style:style>
    <style:style style:name="P99" style:family="paragraph" style:parent-style-name="Standard">
      <style:paragraph-properties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1" fo:font-size="10.5pt" fo:language="en" fo:country="US" style:text-underline-style="none" fo:background-color="transparent" style:font-size-asian="10.5pt" style:font-size-complex="10.5pt"/>
    </style:style>
    <style:style style:name="P100" style:family="paragraph" style:parent-style-name="Standard">
      <style:text-properties fo:color="#000000" style:font-name="Helvetica1" fo:font-size="10.5pt" fo:language="en" fo:country="US" fo:font-style="normal" fo:background-color="transparent" style:font-size-asian="10.5pt" style:font-style-asian="normal" style:font-size-complex="10.5pt" style:font-style-complex="normal"/>
    </style:style>
    <style:style style:name="P101" style:family="paragraph" style:parent-style-name="Standard">
      <style:text-properties fo:color="#000000" style:font-name="Helvetica1" fo:background-color="transparent"/>
    </style:style>
    <style:style style:name="P102" style:family="paragraph" style:parent-style-name="Standard">
      <style:paragraph-properties fo:text-align="justify" style:justify-single-word="false"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1" fo:background-color="transparent"/>
    </style:style>
    <style:style style:name="P103" style:family="paragraph" style:parent-style-name="Standard">
      <style:text-properties style:font-name="Helvetica2" fo:font-size="10.5pt" fo:language="nl" fo:country="BE" style:font-size-asian="10.5pt" style:font-size-complex="10.5pt"/>
    </style:style>
    <style:style style:name="P10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0000" style:font-name="Helvetica1" fo:font-size="10.5pt" fo:font-style="normal" style:font-size-asian="10.5pt" style:font-style-asian="normal" style:font-size-complex="10.5pt" style:font-style-complex="normal"/>
    </style:style>
    <style:style style:name="P105" style:family="paragraph" style:parent-style-name="Standard">
      <style:paragraph-properties fo:line-height="100%" style:text-autospace="none"/>
      <style:text-properties fo:color="#ff0000" style:font-name="Helvetica1" fo:font-size="10.5pt" style:font-name-asian="CourierNewPSMT1" style:font-size-asian="10.5pt" style:font-name-complex="CourierNewPSMT1" style:font-size-complex="10.5pt"/>
    </style:style>
    <style:style style:name="P106" style:family="paragraph" style:parent-style-name="Standard">
      <style:paragraph-properties fo:line-height="100%" style:text-autospace="none"/>
      <style:text-properties style:use-window-font-color="true" style:font-name="Helvetica1" fo:font-size="10.5pt" style:font-name-asian="CourierNewPSMT1" style:font-size-asian="10.5pt" style:font-name-complex="CourierNewPSMT1" style:font-size-complex="10.5pt"/>
    </style:style>
    <style:style style:name="P107" style:family="paragraph" style:parent-style-name="Standard">
      <style:paragraph-properties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1" fo:font-size="10.5pt" style:font-size-asian="10.5pt" style:font-size-complex="10.5pt"/>
    </style:style>
    <style:style style:name="P108" style:family="paragraph" style:parent-style-name="Standard">
      <style:paragraph-properties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Helvetica1" fo:font-size="10.5pt" style:font-size-asian="10.5pt" style:font-size-complex="10.5pt"/>
    </style:style>
    <style:style style:name="P109" style:family="paragraph" style:parent-style-name="Standard">
      <style:paragraph-properties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ff0000" style:font-name="Helvetica1" fo:font-size="10.5pt" style:font-size-asian="10.5pt" style:font-size-complex="10.5pt"/>
    </style:style>
    <style:style style:name="P110" style:family="paragraph" style:parent-style-name="Χωρίς_20_διάστιχο">
      <style:paragraph-properties fo:text-align="justify" style:justify-single-word="false"/>
      <style:text-properties fo:color="#000000" style:font-name="Helvetica1" fo:font-size="10.5pt" fo:language="en" fo:country="GB" style:font-size-asian="10.5pt" style:font-size-complex="10.5pt"/>
    </style:style>
    <style:style style:name="P111" style:family="paragraph" style:parent-style-name="Χωρίς_20_διάστιχο">
      <style:paragraph-properties fo:text-align="justify" style:justify-single-word="false"/>
      <style:text-properties fo:color="#000000" style:font-name="Helvetica1" fo:font-size="10.5pt" style:font-size-asian="10.5pt" style:font-size-complex="10.5pt"/>
    </style:style>
    <style:style style:name="P112" style:family="paragraph" style:parent-style-name="Χωρίς_20_διάστιχο">
      <style:paragraph-properties fo:text-align="justify" style:justify-single-word="false" style:text-autospace="none">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Helvetica1" fo:font-size="10.5pt" style:font-size-asian="10.5pt" style:font-size-complex="10.5pt"/>
    </style:style>
    <style:style style:name="P113" style:family="paragraph" style:parent-style-name="Χωρίς_20_διάστιχο">
      <style:paragraph-properties fo:text-align="justify" style:justify-single-word="false"/>
      <style:text-properties fo:color="#000000" style:font-name="Helvetica1" fo:font-size="10.5pt" fo:language="en" fo:country="US" style:font-size-asian="10.5pt" style:font-size-complex="10.5pt"/>
    </style:style>
    <style:style style:name="P114" style:family="paragraph" style:parent-style-name="Χωρίς_20_διάστιχο">
      <style:paragraph-properties fo:text-align="justify" style:justify-single-word="false"/>
      <style:text-properties fo:color="#000000" style:font-name="Helvetica3" fo:font-size="10.5pt" fo:language="fr" fo:country="BE" style:font-size-asian="10.5pt" style:font-size-complex="10.5pt"/>
    </style:style>
    <style:style style:name="P115" style:family="paragraph" style:parent-style-name="Χωρίς_20_διάστιχο">
      <style:paragraph-properties fo:text-align="justify" style:justify-single-word="false"/>
    </style:style>
    <style:style style:name="P116" style:family="paragraph" style:parent-style-name="Χωρίς_20_διάστιχο">
      <style:paragraph-properties fo:text-align="justify" style:justify-single-word="false"/>
      <style:text-properties fo:color="#ff0000" style:font-name="Helvetica1" fo:font-size="10.5pt" fo:language="en" fo:country="GB" style:font-size-asian="10.5pt" style:font-size-complex="10.5pt"/>
    </style:style>
    <style:style style:name="P117" style:family="paragraph" style:parent-style-name="Χωρίς_20_διάστιχο">
      <style:paragraph-properties fo:text-align="justify" style:justify-single-word="false"/>
      <style:text-properties fo:color="#ff0000" style:font-name="Helvetica1" fo:font-size="10.5pt" style:font-size-asian="10.5pt" style:font-size-complex="10.5pt"/>
    </style:style>
    <style:style style:name="P118" style:family="paragraph" style:parent-style-name="Χωρίς_20_διάστιχο">
      <style:paragraph-properties fo:text-align="justify" style:justify-single-word="false"/>
      <style:text-properties fo:color="#ff0000" style:font-name="Helvetica1" fo:font-size="10.5pt" fo:language="en" fo:country="US" style:font-size-asian="10.5pt" style:font-size-complex="10.5pt"/>
    </style:style>
    <style:style style:name="P119" style:family="paragraph" style:parent-style-name="Text_20_body">
      <style:paragraph-properties fo:margin-top="0cm" fo:margin-bottom="0cm"/>
      <style:text-properties fo:color="#000000" style:font-name="Helvetica1" fo:font-size="10.5pt" fo:language="de" fo:country="DE" fo:background-color="transparent" style:font-size-asian="10.5pt" style:font-size-complex="10.5pt"/>
    </style:style>
    <style:style style:name="P120" style:family="paragraph" style:parent-style-name="Text_20_body">
      <style:paragraph-properties fo:margin-top="0cm" fo:margin-bottom="0cm"/>
      <style:text-properties fo:color="#000000" style:font-name="Helvetica1" fo:font-size="10.5pt" fo:background-color="transparent" style:font-size-asian="10.5pt" style:font-size-complex="10.5pt"/>
    </style:style>
    <style:style style:name="P121" style:family="paragraph" style:parent-style-name="Text_20_body">
      <style:paragraph-properties fo:margin-top="0cm" fo:margin-bottom="0cm"/>
      <style:text-properties fo:color="#ff0000" style:font-name="Helvetica1" fo:font-size="10.5pt" fo:language="de" fo:country="DE" fo:background-color="transparent" style:font-size-asian="10.5pt" style:font-size-complex="10.5pt"/>
    </style:style>
    <style:style style:name="P122" style:family="paragraph" style:parent-style-name="Text_20_body">
      <style:paragraph-properties fo:margin-top="0cm" fo:margin-bottom="0cm"/>
      <style:text-properties fo:color="#ff0000" style:font-name="Helvetica1" fo:font-size="10.5pt" fo:background-color="transparent" style:font-size-asian="10.5pt" style:font-size-complex="10.5pt"/>
    </style:style>
    <style:style style:name="P123" style:family="paragraph" style:parent-style-name="Standard">
      <style:paragraph-properties fo:margin-top="0cm" fo:margin-bottom="0cm" fo:line-height="100%" style:text-autospace="none"/>
      <style:text-properties style:use-window-font-color="true" style:font-name="Helvetica1" fo:font-size="10.5pt" style:text-underline-style="none" style:font-name-asian="Georgia" style:font-size-asian="10.5pt" style:font-name-complex="Georgia" style:font-size-complex="10.5pt"/>
    </style:style>
    <style:style style:name="P124" style:family="paragraph" style:parent-style-name="Standard">
      <style:paragraph-properties fo:margin-top="0cm" fo:margin-bottom="0cm" fo:line-height="100%" style:text-autospace="none"/>
      <style:text-properties fo:color="#ff0000" style:font-name="Helvetica1" fo:font-size="10.5pt" style:text-underline-style="none" style:font-name-asian="Georgia" style:font-size-asian="10.5pt" style:font-name-complex="Georgia" style:font-size-complex="10.5pt"/>
    </style:style>
    <style:style style:name="P125" style:family="paragraph" style:parent-style-name="Text_20_body">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26" style:family="paragraph" style:parent-style-name="Standard_20__28_user_29_">
      <style:paragraph-properties style:text-autospace="none"/>
    </style:style>
    <style:style style:name="P127" style:family="paragraph" style:parent-style-name="Standard_20__28_user_29_">
      <style:text-properties style:font-name="Helvetica3" fo:font-size="10.5pt" fo:language="fr" fo:country="BE" style:font-size-asian="10.5pt" style:font-size-complex="10.5pt"/>
    </style:style>
    <style:style style:name="P128" style:family="paragraph" style:parent-style-name="Standard_20__28_user_29_">
      <style:paragraph-properties style:text-autospace="none"/>
      <style:text-properties fo:color="#000000" style:font-name="Helvetica3" fo:font-size="10.5pt" fo:language="fr" fo:country="BE" fo:font-style="italic" style:font-name-asian="Tahoma2" style:font-size-asian="10.5pt" style:font-style-asian="italic" style:font-name-complex="Tahoma2" style:font-size-complex="10.5pt" style:font-style-complex="italic"/>
    </style:style>
    <style:style style:name="P129"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30"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P131"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Helvetica1" fo:font-size="10.5pt"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132"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P13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3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normal" style:text-underline-style="none" fo:font-weight="normal" style:font-name-asian="TimesNewRomanPSMT" style:font-size-asian="10.5pt" style:font-style-asian="normal" style:font-weight-asian="normal" style:font-name-complex="TimesNewRomanPSMT" style:font-size-complex="10.5pt" style:font-style-complex="normal" style:font-weight-complex="normal"/>
    </style:style>
    <style:style style:name="P135"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13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italic" style:text-underline-style="none" fo:font-weight="normal" style:font-name-asian="Helvetica4" style:font-size-asian="10.5pt" style:font-style-asian="italic" style:font-weight-asian="normal" style:font-name-complex="Helvetica4" style:font-size-complex="10.5pt" style:font-style-complex="italic" style:font-weight-complex="normal"/>
    </style:style>
    <style:style style:name="P13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Helvetica2" fo:font-size="10.5pt" fo:language="nl" fo:country="BE" fo:font-style="italic" style:text-underline-style="none" fo:font-weight="normal" style:font-name-asian="Tahoma1" style:font-size-asian="10.5pt" style:font-style-asian="italic" style:font-weight-asian="normal" style:font-name-complex="Tahoma1" style:font-size-complex="10.5pt" style:font-style-complex="italic" style:font-weight-complex="normal"/>
    </style:style>
    <style:style style:name="P138"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139" style:family="paragraph" style:parent-style-name="Standard">
      <style:paragraph-properties fo:margin-left="0cm" fo:margin-right="0cm" fo:margin-top="0cm" fo:margin-bottom="0cm" fo:line-height="100%" fo:text-align="start" style:justify-single-word="false" fo:text-indent="0cm" style:auto-text-indent="false"/>
      <style:text-properties style:use-window-font-color="true" style:font-name="Helvetica1" fo:font-size="10.5pt" fo:font-style="italic" style:text-underline-style="none" fo:font-weight="normal" style:font-name-asian="CourierNewPSMT" style:font-size-asian="10.5pt" style:font-style-asian="italic" style:font-weight-asian="normal" style:font-name-complex="CourierNewPSMT" style:font-size-complex="10.5pt" style:font-style-complex="italic" style:font-weight-complex="normal"/>
    </style:style>
    <style:style style:name="P140"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language="de" fo:country="DE" fo:font-style="normal" style:text-underline-style="none" fo:font-weight="normal" style:font-size-asian="10.5pt" style:font-style-asian="normal" style:font-weight-asian="normal" style:font-size-complex="10.5pt" style:font-style-complex="normal" style:font-weight-complex="normal"/>
    </style:style>
    <style:style style:name="P141"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P142"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43"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normal" style:font-size-asian="10.5pt" style:font-style-asian="normal" style:font-size-complex="10.5pt" style:font-style-complex="normal"/>
    </style:style>
    <style:style style:name="P144" style:family="paragraph" style:parent-style-name="Standard">
      <style:paragraph-properties fo:margin-left="0cm" fo:margin-right="0cm" fo:margin-top="0cm" fo:margin-bottom="0cm" fo:line-height="100%" fo:text-align="start" style:justify-single-word="false" fo:text-indent="0cm" style:auto-text-indent="false"/>
      <style:text-properties style:font-name="Helvetica1" fo:font-size="10.5pt" fo:font-style="italic" style:text-underline-style="none" fo:font-weight="normal" style:font-size-asian="10.5pt" style:font-style-asian="italic" style:font-weight-asian="normal" style:font-size-complex="10.5pt" style:font-style-complex="italic" style:font-weight-complex="normal"/>
    </style:style>
    <style:style style:name="P145"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ff0000" style:font-name="Helvetica1" fo:font-size="10.5pt" fo:font-style="normal" style:text-underline-style="none" fo:font-weight="normal" style:font-name-asian="CourierNewPSMT1" style:font-size-asian="10.5pt" style:font-style-asian="normal" style:font-weight-asian="normal" style:font-name-complex="CourierNewPSMT1" style:font-size-complex="10.5pt" style:font-style-complex="normal" style:font-weight-complex="normal"/>
    </style:style>
    <style:style style:name="P146" style:family="paragraph" style:parent-style-name="Standard">
      <style:paragraph-properties fo:margin-left="0cm" fo:margin-right="0cm" fo:margin-top="0cm" fo:margin-bottom="0cm" fo:line-height="100%" fo:text-align="start" style:justify-single-word="false" fo:text-indent="0cm" style:auto-text-indent="false"/>
      <style:text-properties fo:color="#ff0000" style:font-name="Helvetica1" fo:font-size="10.5pt" fo:font-style="italic" style:text-underline-style="none" fo:font-weight="normal" fo:background-color="#ffff00" style:font-size-asian="10.5pt" style:font-style-asian="italic" style:font-weight-asian="normal" style:font-size-complex="10.5pt" style:font-style-complex="italic" style:font-weight-complex="normal"/>
    </style:style>
    <style:style style:name="P147" style:family="paragraph" style:parent-style-name="Standard">
      <style:paragraph-properties fo:margin-left="0cm" fo:margin-right="0cm" fo:margin-top="0cm" fo:margin-bottom="0cm" fo:line-height="100%" fo:text-align="start" style:justify-single-word="false" fo:text-indent="0cm" style:auto-text-indent="fals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48" style:family="paragraph" style:parent-style-name="Standard">
      <style:paragraph-properties fo:margin-left="0cm" fo:margin-right="0cm" fo:margin-top="0cm" fo:margin-bottom="0cm" fo:line-height="100%" fo:text-align="start" style:justify-single-word="false" fo:text-indent="0cm" style:auto-text-indent="false" fo:padding="0.074cm" fo:border-left="none" fo:border-right="none" fo:border-top="none" fo:border-bottom="0.035cm solid #000000" style:join-border="false"/>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P149" style:family="paragraph" style:parent-style-name="Standard">
      <style:paragraph-properties fo:line-height="100%" style:text-autospace="none"/>
      <style:text-properties style:use-window-font-color="true" style:font-name="Helvetica1" fo:font-size="10.5pt" style:font-name-asian="CourierNewPSMT1" style:font-size-asian="10.5pt" style:font-name-complex="CourierNewPSMT1" style:font-size-complex="10.5pt"/>
    </style:style>
    <style:style style:name="P150" style:family="paragraph" style:parent-style-name="Standard">
      <style:paragraph-properties fo:margin-top="0cm" fo:margin-bottom="0cm" fo:line-height="100%" style:text-autospace="none"/>
      <style:text-properties style:use-window-font-color="true" style:font-name="Helvetica1" fo:font-size="10.5pt" style:text-underline-style="none" style:font-name-asian="Georgia" style:font-size-asian="10.5pt" style:font-name-complex="Georgia" style:font-size-complex="10.5pt"/>
    </style:style>
    <style:style style:name="P151" style:family="paragraph" style:parent-style-name="Standard">
      <style:paragraph-properties fo:margin-top="0cm" fo:margin-bottom="0cm" fo:line-height="100%" style:text-autospace="none"/>
      <style:text-properties style:use-window-font-color="true" style:font-name="Helvetica1" fo:font-size="10.5pt" style:text-underline-style="solid" style:text-underline-width="auto" style:text-underline-color="font-color" style:font-name-asian="Georgia" style:font-size-asian="10.5pt" style:font-name-complex="Georgia" style:font-size-complex="10.5pt"/>
    </style:style>
    <style:style style:name="P152" style:family="paragraph" style:parent-style-name="Standard">
      <style:paragraph-properties fo:margin-top="0cm" fo:margin-bottom="0cm" fo:line-height="100%" style:text-autospace="none"/>
      <style:text-properties fo:color="#ff0000" style:font-name="Helvetica1" fo:font-size="10.5pt" style:text-underline-style="none" style:font-name-asian="Georgia" style:font-size-asian="10.5pt" style:font-name-complex="Georgia" style:font-size-complex="10.5pt"/>
    </style:style>
    <style:style style:name="P153" style:family="paragraph" style:parent-style-name="Standard" style:master-page-name="Converted1">
      <style:paragraph-properties style:page-number="auto"/>
      <style:text-properties style:font-name="Helvetica1" fo:font-size="8pt" style:font-size-asian="8pt" style:font-size-complex="8pt"/>
    </style:style>
    <style:style style:name="P154" style:family="paragraph" style:parent-style-name="Standard_20__28_user_29_">
      <style:paragraph-properties style:text-autospace="none"/>
      <style:text-properties fo:color="#000000" style:font-name="Helvetica3" fo:font-size="10.5pt" fo:language="fr" fo:country="BE" style:letter-kerning="true" style:font-name-asian="Futura-Medium" style:font-size-asian="10.5pt" style:font-name-complex="Futura-Medium" style:font-size-complex="10.5pt"/>
    </style:style>
    <style:style style:name="P155" style:family="paragraph" style:parent-style-name="footnote_20_text" style:master-page-name="Converted2">
      <style:paragraph-properties style:page-number="auto"/>
      <style:text-properties style:font-name="Helvetica1" fo:font-size="8pt" style:font-size-asian="8pt" style:font-size-complex="8pt"/>
    </style:style>
    <style:style style:name="P156" style:family="paragraph" style:parent-style-name="Text_20_body">
      <style:paragraph-properties fo:margin-top="0cm" fo:margin-bottom="0cm"/>
      <style:text-properties fo:color="#000000" style:font-name="Helvetica1" fo:font-size="10.5pt" fo:language="de" fo:country="DE" fo:background-color="transparent" style:font-size-asian="10.5pt" style:font-size-complex="10.5pt"/>
    </style:style>
    <style:style style:name="P157" style:family="paragraph" style:parent-style-name="Text_20_body">
      <style:paragraph-properties fo:margin-top="0cm" fo:margin-bottom="0cm"/>
      <style:text-properties fo:color="#ff0000" style:font-name="Helvetica1" fo:font-size="10.5pt" fo:language="de" fo:country="DE" fo:background-color="transparent"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Helvetica" style:font-style-asian="italic" style:font-name-complex="Helvetica" style:font-style-complex="italic"/>
    </style:style>
    <style:style style:name="T4" style:family="text">
      <style:text-properties style:use-window-font-color="true" style:font-name-asian="TimesNewRomanPSMT" style:font-name-complex="TimesNewRomanPSMT"/>
    </style:style>
    <style:style style:name="T5" style:family="text">
      <style:text-properties style:use-window-font-color="true"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T6" style:family="text">
      <style:text-properties style:use-window-font-color="true" style:font-name="Helvetica1"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T7" style:family="text">
      <style:text-properties style:use-window-font-color="true" fo:language="fr" fo:country="FR" style:font-name-asian="Arial1" style:font-name-complex="Arial1"/>
    </style:style>
    <style:style style:name="T8" style:family="text">
      <style:text-properties style:use-window-font-color="true" fo:language="fr" fo:country="FR" fo:background-color="transparent" style:font-name-asian="Arial1" style:font-name-complex="Arial1"/>
    </style:style>
    <style:style style:name="T9" style:family="text">
      <style:text-properties style:use-window-font-color="true" fo:font-style="italic" style:font-name-asian="CourierNewPSMT" style:font-style-asian="italic" style:font-name-complex="CourierNewPSMT" style:font-style-complex="italic"/>
    </style:style>
    <style:style style:name="T10" style:family="text">
      <style:text-properties style:use-window-font-color="true" style:font-name-asian="CourierNewPSMT" style:font-name-complex="CourierNewPSMT"/>
    </style:style>
    <style:style style:name="T11" style:family="text">
      <style:text-properties style:use-window-font-color="true" style:font-name-asian="Tahoma" style:font-name-complex="Tahoma"/>
    </style:style>
    <style:style style:name="T12" style:family="text">
      <style:text-properties style:use-window-font-color="true" fo:background-color="transparent" style:font-name-asian="CourierNewPSMT" style:font-name-complex="CourierNewPSMT"/>
    </style:style>
    <style:style style:name="T13" style:family="text">
      <style:text-properties fo:color="#2951a9" style:font-name-asian="Tahoma" style:font-name-complex="Tahoma"/>
    </style:style>
    <style:style style:name="T14" style:family="text">
      <style:text-properties fo:color="#000000"/>
    </style:style>
    <style:style style:name="T15" style:family="text">
      <style:text-properties fo:color="#000000" fo:language="en" fo:country="US"/>
    </style:style>
    <style:style style:name="T16" style:family="text">
      <style:text-properties fo:color="#000000" style:font-name="Helvetica1" fo:font-size="10.5pt" fo:font-style="normal" style:text-underline-style="none" fo:font-weight="normal" style:font-name-asian="Tahoma" style:font-size-asian="10.5pt" style:font-style-asian="normal" style:font-weight-asian="normal" style:font-name-complex="Tahoma" style:font-size-complex="10.5pt" style:font-style-complex="normal" style:font-weight-complex="normal"/>
    </style:style>
    <style:style style:name="T17" style:family="text">
      <style:text-properties fo:color="#000000" style:font-name="Helvetica1" fo:font-size="10.5pt"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T18" style:family="text">
      <style:text-properties fo:color="#000000"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19" style:family="text">
      <style:text-properties fo:color="#000000" style:font-name="Helvetica1" fo:font-size="10.5pt" fo:font-style="normal" style:text-underline-style="none" fo:font-weight="normal" style:font-name-asian="Times-Roman" style:font-size-asian="10.5pt" style:font-style-asian="normal" style:font-weight-asian="normal" style:font-name-complex="Times-Roman" style:font-size-complex="10.5pt" style:font-style-complex="normal" style:font-weight-complex="normal"/>
    </style:style>
    <style:style style:name="T20" style:family="text">
      <style:text-properties fo:color="#000000" style:font-name="Helvetica1" fo:font-style="normal" style:text-underline-style="none" fo:font-weight="normal" fo:background-color="transparent" style:font-style-asian="normal" style:font-weight-asian="normal" style:font-style-complex="normal" style:font-weight-complex="normal"/>
    </style:style>
    <style:style style:name="T21" style:family="text">
      <style:text-properties fo:color="#000000" style:font-name="Helvetica1" style:font-name-asian="Helvetica" style:font-name-complex="Helvetica"/>
    </style:style>
    <style:style style:name="T22" style:family="text">
      <style:text-properties fo:color="#000000" style:font-name="Helvetica1" fo:background-color="transparent" style:font-name-asian="Helvetica" style:font-name-complex="Helvetica"/>
    </style:style>
    <style:style style:name="T23" style:family="text">
      <style:text-properties fo:color="#000000" style:font-name-asian="TimesNewRomanPSMT" style:font-name-complex="TimesNewRomanPSMT"/>
    </style:style>
    <style:style style:name="T24" style:family="text">
      <style:text-properties fo:color="#000000" style:font-name="Helvetica2" fo:font-size="10.5pt" fo:language="nl" fo:country="BE" style:font-name-asian="ArialMT1" style:font-size-asian="10.5pt" style:font-name-complex="ArialMT1" style:font-size-complex="10.5pt"/>
    </style:style>
    <style:style style:name="T25" style:family="text">
      <style:text-properties fo:color="#000000" style:font-name="Helvetica2" fo:font-size="10.5pt" fo:language="nl" fo:country="BE" style:font-size-asian="10.5pt" style:font-size-complex="10.5pt"/>
    </style:style>
    <style:style style:name="T26" style:family="text">
      <style:text-properties fo:color="#000000" style:font-name="Helvetica2" fo:language="nl" fo:country="BE" style:font-name-asian="Helvetica4" style:font-name-complex="Helvetica4"/>
    </style:style>
    <style:style style:name="T27" style:family="text">
      <style:text-properties fo:color="#000000" style:font-name="Helvetica2" fo:language="en" fo:country="US" style:font-name-asian="Helvetica4" style:font-name-complex="Helvetica4"/>
    </style:style>
    <style:style style:name="T28" style:family="text">
      <style:text-properties fo:color="#000000" style:font-name="Helvetica3" fo:font-size="10.5pt" fo:language="fr" fo:country="BE" style:font-size-asian="10.5pt" style:font-size-complex="10.5pt"/>
    </style:style>
    <style:style style:name="T29" style:family="text">
      <style:text-properties fo:color="#000000" style:font-name="Helvetica3" fo:font-size="10.5pt" fo:language="fr" fo:country="BE" style:font-name-asian="Geneva" style:font-size-asian="10.5pt" style:font-name-complex="Geneva" style:font-size-complex="10.5pt"/>
    </style:style>
    <style:style style:name="T30" style:family="text">
      <style:text-properties fo:color="#000000" style:font-name="Helvetica3" fo:font-size="10.5pt" fo:language="fr" fo:country="BE" fo:font-style="italic" style:font-name-asian="Tahoma2" style:font-size-asian="10.5pt" style:font-style-asian="italic" style:font-name-complex="Tahoma2" style:font-size-complex="10.5pt" style:font-style-complex="italic"/>
    </style:style>
    <style:style style:name="T31" style:family="text">
      <style:text-properties fo:color="#000000" style:font-name="Helvetica3" fo:font-size="10.5pt" fo:language="fr" fo:country="BE" style:font-name-asian="ArialMT" style:font-size-asian="10.5pt" style:font-name-complex="ArialMT" style:font-size-complex="10.5pt"/>
    </style:style>
    <style:style style:name="T32" style:family="text">
      <style:text-properties fo:color="#000000" style:font-name="Helvetica3" fo:font-size="10.5pt" fo:language="fr" fo:country="BE" style:font-name-asian="Helvetica3" style:font-size-asian="10.5pt" style:font-name-complex="Helvetica3" style:font-size-complex="10.5pt"/>
    </style:style>
    <style:style style:name="T33" style:family="text">
      <style:text-properties fo:color="#000000" style:font-name="Helvetica3" fo:font-size="10.5pt" fo:language="fr" fo:country="BE" style:letter-kerning="true" style:font-name-asian="Futura-Medium" style:font-size-asian="10.5pt" style:font-name-complex="Futura-Medium" style:font-size-complex="10.5pt"/>
    </style:style>
    <style:style style:name="T34" style:family="text">
      <style:text-properties fo:color="#000000" style:font-name="Helvetica3" fo:language="fr" fo:country="BE" style:font-name-asian="Helvetica3" style:font-name-complex="Helvetica3"/>
    </style:style>
    <style:style style:name="T35" style:family="text">
      <style:text-properties fo:color="#000000" fo:background-color="transparent"/>
    </style:style>
    <style:style style:name="T36" style:family="text">
      <style:text-properties fo:color="#000000" style:text-underline-style="none" fo:font-weight="normal" fo:background-color="transparent" style:font-weight-asian="normal" style:font-weight-complex="normal"/>
    </style:style>
    <style:style style:name="T37" style:family="text">
      <style:text-properties fo:color="#000000" style:font-name-asian="ArialMT" style:font-name-complex="ArialMT"/>
    </style:style>
    <style:style style:name="T38" style:family="text">
      <style:text-properties fo:color="#0000ff"/>
    </style:style>
    <style:style style:name="T39" style:family="text">
      <style:text-properties fo:color="#0000ff"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40" style:family="text">
      <style:text-properties fo:color="#0000ff" style:font-name-asian="CourierNewPSMT" style:font-name-complex="CourierNewPSMT"/>
    </style:style>
    <style:style style:name="T41" style:family="text">
      <style:text-properties fo:language="en" fo:country="GB"/>
    </style:style>
    <style:style style:name="T42" style:family="text">
      <style:text-properties fo:language="en" fo:country="GB" style:font-name-asian="Arial1" style:font-name-complex="Arial"/>
    </style:style>
    <style:style style:name="T43" style:family="text">
      <style:text-properties fo:language="en" fo:country="GB" fo:background-color="transparent" style:font-name-asian="Arial1" style:font-name-complex="Arial1"/>
    </style:style>
    <style:style style:name="T44" style:family="text">
      <style:text-properties fo:language="de" fo:country="DE"/>
    </style:style>
    <style:style style:name="T45" style:family="text">
      <style:text-properties fo:language="de" fo:country="DE" fo:font-style="italic"/>
    </style:style>
    <style:style style:name="T46" style:family="text">
      <style:text-properties fo:language="de" fo:country="CH"/>
    </style:style>
    <style:style style:name="T47" style:family="text">
      <style:text-properties fo:language="en" fo:country="US"/>
    </style:style>
    <style:style style:name="T48" style:family="text">
      <style:text-properties fo:language="en" fo:country="US" style:font-weight-complex="bold"/>
    </style:style>
    <style:style style:name="T49" style:family="text">
      <style:text-properties fo:language="en" fo:country="US" style:font-name-asian="ArialMT" style:font-name-complex="ArialMT"/>
    </style:style>
    <style:style style:name="T50" style:family="text">
      <style:text-properties style:font-name-asian="ArialMT" style:font-name-complex="ArialMT"/>
    </style:style>
    <style:style style:name="T51" style:family="text">
      <style:text-properties style:font-name-asian="Helvetica" style:font-name-complex="Helvetica"/>
    </style:style>
    <style:style style:name="T52" style:family="text">
      <style:text-properties fo:letter-spacing="normal" style:letter-kerning="false" style:font-name-asian="Futura-Medium" style:font-name-complex="Futura-Medium"/>
    </style:style>
    <style:style style:name="T53" style:family="text">
      <style:text-properties style:font-name="Helvetica1"/>
    </style:style>
    <style:style style:name="T54" style:family="text">
      <style:text-properties style:font-name="Helvetica1" fo:font-size="10.5pt" fo:font-style="normal" style:text-underline-style="none" fo:font-weight="normal" style:font-size-asian="10.5pt" style:font-style-asian="normal" style:font-weight-asian="normal" style:font-size-complex="10.5pt" style:font-style-complex="normal" style:font-weight-complex="normal"/>
    </style:style>
    <style:style style:name="T55" style:family="text">
      <style:text-properties style:font-name="Helvetica1" fo:font-size="10.5pt" style:font-size-asian="10.5pt" style:font-size-complex="10.5pt"/>
    </style:style>
    <style:style style:name="T56" style:family="text">
      <style:text-properties style:font-name="Helvetica1" fo:font-size="10.5pt" fo:language="fr" fo:country="BE"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57" style:family="text">
      <style:text-properties style:font-name="Helvetica1" style:font-name-asian="Geneva" style:font-name-complex="Geneva"/>
    </style:style>
    <style:style style:name="T58" style:family="text">
      <style:text-properties style:font-name-asian="Tahoma" style:font-name-complex="Tahoma"/>
    </style:style>
    <style:style style:name="T59" style:family="text">
      <style:text-properties fo:background-color="#ffff00"/>
    </style:style>
    <style:style style:name="T60" style:family="text">
      <style:text-properties fo:color="#ff0000"/>
    </style:style>
    <style:style style:name="T61" style:family="text">
      <style:text-properties fo:color="#ff0000" style:font-name="Helvetica2" fo:language="nl" fo:country="BE" style:font-name-asian="Arial1" style:font-name-complex="Arial"/>
    </style:style>
    <style:style style:name="T62" style:family="text">
      <style:text-properties fo:font-style="normal" style:text-underline-style="none" fo:font-weight="normal" style:font-name-asian="Helvetica" style:font-style-asian="normal" style:font-weight-asian="normal" style:font-name-complex="Helvetica"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fo:background-color="transparent" style:font-style-asian="normal" style:font-weight-asian="normal" style:font-style-complex="normal" style:font-weight-complex="normal"/>
    </style:style>
    <style:style style:name="T65" style:family="text">
      <style:text-properties style:font-name="Helvetica2" fo:font-size="10.5pt" fo:language="nl" fo:country="BE" fo:font-style="italic" style:font-name-asian="Arial2" style:font-size-asian="10.5pt" style:font-style-asian="italic" style:font-name-complex="Arial2" style:font-size-complex="10.5pt"/>
    </style:style>
    <style:style style:name="T66" style:family="text">
      <style:text-properties style:font-name="Helvetica2" fo:font-size="10.5pt" fo:language="nl" fo:country="BE" style:font-name-asian="Arial2" style:font-size-asian="10.5pt" style:font-name-complex="Arial2" style:font-size-complex="10.5pt"/>
    </style:style>
    <style:style style:name="T67" style:family="text">
      <style:text-properties style:font-name="Helvetica2" fo:language="nl" fo:country="BE"/>
    </style:style>
    <style:style style:name="T68" style:family="text">
      <style:text-properties style:font-name="Helvetica2" fo:language="nl" fo:country="BE" fo:font-style="italic" style:font-style-asian="italic"/>
    </style:style>
    <style:style style:name="T69" style:family="text">
      <style:text-properties style:font-name="Helvetica2" fo:language="nl" fo:country="BE" style:font-name-asian="Tahoma1" style:font-name-complex="Tahoma1"/>
    </style:style>
    <style:style style:name="T70" style:family="text">
      <style:text-properties fo:background-color="transparent"/>
    </style:style>
    <style:style style:name="T71" style:family="text">
      <style:text-properties style:font-name="Helvetica3" fo:font-size="10.5pt" fo:language="fr" fo:country="BE" style:font-size-asian="10.5pt" style:font-size-complex="10.5pt"/>
    </style:style>
    <style:style style:name="T72" style:family="text">
      <style:text-properties style:font-name="Helvetica3" fo:font-size="10.5pt" fo:language="fr" fo:country="BE" style:font-name-asian="Arial" style:font-size-asian="10.5pt" style:font-name-complex="Arial" style:font-size-complex="10.5pt"/>
    </style:style>
    <style:style style:name="T73" style:family="text">
      <style:text-properties style:font-name="Helvetica3" fo:language="fr" fo:country="BE"/>
    </style:style>
    <style:style style:name="T74" style:family="text">
      <style:text-properties style:font-name="Helvetica3" fo:language="fr" fo:country="BE" style:font-name-asian="Arial" style:font-name-complex="Arial"/>
    </style:style>
    <style:style style:name="T75" style:family="text">
      <style:text-properties style:font-name="Helvetica3" fo:language="fr" fo:country="BE" style:font-name-asian="Arial1" style:font-name-complex="Arial"/>
    </style:style>
    <style:style style:name="T76" style:family="text">
      <style:text-properties style:font-name="Helvetica3" fo:language="fr" fo:country="BE" style:font-name-asian="Geneva" style:font-name-complex="Geneva"/>
    </style:style>
    <style:style style:name="T77" style:family="text">
      <style:text-properties style:font-name="Helvetica3" fo:language="fr" fo:country="BE" style:font-name-asian="ArialMT" style:font-name-complex="ArialMT"/>
    </style:style>
    <style:style style:name="T78" style:family="text">
      <style:text-properties style:font-name="Helvetica3" fo:language="fr" fo:country="BE" style:font-name-asian="Tahoma2" style:font-name-complex="Tahoma2"/>
    </style:style>
    <style:style style:name="T79" style:family="text">
      <style:text-properties style:font-name="Helvetica3" fo:language="fr" fo:country="BE" style:font-name-asian="Verdana" style:font-name-complex="Verdana"/>
    </style:style>
    <style:style style:name="T80" style:family="text">
      <style:text-properties style:font-name="Helvetica3" fo:language="en" fo:country="US" style:font-name-asian="ArialMT" style:font-name-complex="ArialMT"/>
    </style:style>
    <style:style style:name="T81" style:family="text">
      <style:text-properties fo:language="fr" fo:country="BE"/>
    </style:style>
    <style:style style:name="T82" style:family="text">
      <style:text-properties style:text-underline-style="none"/>
    </style:style>
    <style:style style:name="T83" style:family="text">
      <style:text-properties fo:font-size="10.5pt" style:text-underline-style="none" style:font-size-asian="10.5pt" style:font-size-complex="10.5pt"/>
    </style:style>
    <style:style style:name="T84" style:family="text">
      <style:text-properties fo:font-size="10.5pt" style:font-size-asian="10.5pt" style:font-size-complex="10.5pt"/>
    </style:style>
    <style:style style:name="T85" style:family="text">
      <style:text-properties fo:font-size="10.5pt" fo:language="nl" fo:country="BE" style:text-underline-style="none" style:font-size-asian="10.5pt" style:font-size-complex="10.5pt"/>
    </style:style>
    <style:style style:name="T86" style:family="text">
      <style:text-properties fo:font-size="10.5pt" fo:language="en" fo:country="US" style:text-underline-style="none" style:font-size-asian="10.5pt" style:font-size-complex="10.5pt"/>
    </style:style>
    <style:style style:name="T87" style:family="text">
      <style:text-properties fo:font-size="10.5pt" fo:language="en" fo:country="US" style:text-underline-style="none" fo:font-weight="normal" style:font-size-asian="10.5pt" style:font-weight-asian="normal" style:font-size-complex="10.5pt" style:font-weight-complex="normal"/>
    </style:style>
    <style:style style:name="T88" style:family="text">
      <style:text-properties fo:font-size="10.5pt" fo:language="en" fo:country="US" fo:font-style="normal" style:font-size-asian="10.5pt" style:font-style-asian="normal" style:font-size-complex="10.5pt" style:font-style-complex="normal"/>
    </style:style>
    <style:style style:name="T89" style:family="text">
      <style:text-properties fo:font-size="10.5pt" fo:language="en" fo:country="US" style:font-size-asian="10.5pt" style:font-size-complex="10.5pt"/>
    </style:style>
    <style:style style:name="T90" style:family="text">
      <style:text-properties fo:font-size="10.5pt" fo:font-weight="normal" style:font-size-asian="10.5pt" style:font-weight-asian="normal" style:font-size-complex="10.5pt" style:font-weight-complex="normal"/>
    </style:style>
    <style:style style:name="T91" style:family="text">
      <style:text-properties fo:font-size="10.5pt" fo:font-style="normal" style:font-size-asian="10.5pt" style:font-style-asian="normal" style:font-size-complex="10.5pt" style:font-style-complex="normal"/>
    </style:style>
    <style:style style:name="T92" style:family="text">
      <style:text-properties style:font-weight-complex="bold"/>
    </style:style>
    <style:style style:name="T93" style:family="text">
      <style:text-properties fo:language="nl" fo:country="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EDITO</text:p>
      <text:p text:style-name="P8">1 page A4 NL + 1 page A4 FR + 1 page A4 ENG = en total 3 pages A4</text:p>
      <text:p text:style-name="P98"/>
      <text:p text:style-name="P101"><text:span text:style-name="T83">Het idee om een project rond field recording en meer specifiek een festival, of beter gezegd een clustermoment, te organiseren vloeide als vanzelf voort uit</text:span><text:span text:style-name="T84"> de residentiewerking van Q-O2 werkplaats waarbij opvallend meer en meer kunstenaars-in-residentie rond field recording werken en erover reflecteren. De achtergronden van de verschillende kunstenaars alsook ideeën en bedoelingen zijn echter zeer divers, waarbij in de drie domeinen die de meeste klankkunstenaars bewonen: compositie, improvisatie en installatie, field recordings telkens anders worden aangewend. </text:span></text:p>
      <text:p text:style-name="P97"/>
      <text:p text:style-name="P98">Wat zijn precies field recordings?</text:p>
      <text:p text:style-name="P101"><text:span text:style-name="T83">Het begrip ‘field recording’ doelt in de eerste plaats op de techniek van het opnemen van omgevingsklank. Het kan hierbij net zo goed om een situatie in bos of veld als op een druk stadskruispunt zijn. Gemeenschappelijk is de onvoorspelbaarheid van de situatie, die niet van te voren gepland, 'gecomponeerd', is. Op artistiek vlak </text:span><text:span text:style-name="T85">kunnen</text:span><text:span text:style-name="T83"> field recordings vervolgens op tal van manieren gebruikt worden: </text:span><text:span text:style-name="T86">in klankinstallaties of composities, bijna onherkenbaar in elektronische of elektro-akoestische muziek, van abstract tot concreet zoals een album met opgenomen stilte tot één met louter onbewerkte opnames. Ook werken sommige kunstenaars rond de klanken binnenin objecten of natuurfenomenen en rond golven die onhoorbaar zijn voor het menselijk oor. <text:s/>Conceptuele extremen zijn sonificatie (het omzetten van data naar geluid) of het kaderen van omgevingsgeluid zonder dat er opnames bij aan te pas komen zoals bij klankwandelingen.</text:span></text:p>
      <text:p text:style-name="P97"/>
      <text:p text:style-name="P102"><text:span text:style-name="T86">De nog maar korte geschiedenis van field recording begint echter wel bij de uitvinding van de fonograaf, waarmee in eerste instantie 'veldopnames' van folk muziek gemaakt werden. In een volgende stap werden ook meer concrete geluiden opgenomen die tot materia</text:span><text:span text:style-name="T87">al dienden in de composities van de 'musique concrète' en werd de microfoon aldus een muziekinstrument. John Cage en de Fluxus-beweging gingen vervolgens nog een stap verder en vonden de klank van de wereld op zich al betekenisvol</text:span><text:span text:style-name="T86"> genoeg en het onnodig deze nog te bewerken. Door het scheppen van een kader, bijvoorbeeld door de aanwezigheid van een performer, was de compositie gerealiseerd. Afhankelijk van hoe we ernaar kijken of luisteren is de wereld rondom ons reeds kunst, of omgekeerd: door onze omgeving tot kunst te maken, herkennen we de wereld en worden er bewust van. De kunstenaar zelf, in tegenstelling tot het romantisch ideaal, doet hierbij een stap terug en markeert simpelweg tijd en ruimte door zijn of haar aanwezigheid. De omgeving opnemen is van hieruit nog maar een kleine stap. </text:span></text:p>
      <text:p text:style-name="P102"><text:span text:style-name="T84">In de laatste vijftig jaar kende field recording vervolgens door de verbetering van </text:span><text:span text:style-name="T90">de </text:span><text:span text:style-name="T87">technologie </text:span><text:span text:style-name="T86">en de toenemende gebruiksvriendelijkheid (en betaalbaarheid) een explosieve toename in verscheidene artistieke domeinen en praktijken.</text:span></text:p>
      <text:p text:style-name="P99"/>
      <text:p text:style-name="P102"><text:span text:style-name="T86">Het ontbreken van een lange voorgeschiedenis van het artistiek gebruik van field recordings verklaart <text:s text:c="2"/>alvast deels de grote nieuwsgierigheid en vrijheid in dit veld, evenals de diversiteit van benaderingen. </text:span><text:span text:style-name="T91">Bovendien lijken enkele aspecten van de huidige artistieke praktijk tegelijk urgent en elkaar in de hoedanigheid van field recording te kruisen, zoals bijvoorbeeld het bewustzijn van de fragiliteit van onze omgeving, het opheffen van grenzen tussen artistieke disciplines, het bruggen slaan naar wetenschap, technologie en ecologie en het in vraag stellen van de overmacht van het visuele. </text:span></text:p>
      <text:p text:style-name="P95"/>
      <text:p text:style-name="P101"><text:span text:style-name="T91">De bedoeling van veel kunstenaars is niet alleen om met field recording als materiaal te werken maar ook het fenomeen zelf te bevragen, zoals tot hoever ze als dusdanig beschouwd kunnen worden, wat het spectrum van mogelijkheden is om ermee te werken, maar net zo goed wat de voorwaarden zijn om </text:span><text:span text:style-name="T91">de geluiden van de wereld op zichzelf als kunstwerk te kunnen beschouwen </text:span><text:span text:style-name="T91">en vanuit een meer filosofisch perspectief hoe we ons positioneren ten opzichte van de wereld en zijn verschijningen.</text:span></text:p>
      <text:p text:style-name="P96"/>
      <text:p text:style-name="P96">Deze reflecties bevragen vervolgens de praktijken van experimentele muziek en klankkunst.</text:p>
      <text:p text:style-name="P95">De betekenis/gevoel voor performance als het vormgeven van tijd dat geconfronteerd wordt met de zin van ruimte in visuele en 'gallery' kunsten, waarbij een in de improvisatie prominent aspect het omgaan met kleur en textuur, en het verwelkomen van het onverwachte en oncontroleerbare is. De verschillende klank-disciplines krijgen de kans om door het gebruik van hetzelfde basismateriaal voor elkaar bepaalde vragen te beantwoorden, of tenminste in een ander perspectief te zetten.</text:p>
      <text:p text:style-name="P97"/>
      <text:p text:style-name="P97">Conceptueel gezien hebben kunstenaars onafhankelijk van de discipline waarin zij werken verschillende beweegredenen om field recordings in hun werk te gebruiken, en gebruiken daartoe uiteenlopende strategieën:</text:p>
      <text:p text:style-name="P97">een geografische benadering (reizen en audio-journalisme)</text:p>
      <text:p text:style-name="P97">een conceptuele of filosofische benadering (de klank van de wereld en haar verschijningen)</text:p>
      <text:p text:style-name="P97">een microscopische benadering (de innerlijke klank van een object of microkosmos)</text:p>
      <text:p text:style-name="P97">een pragmatische benadering (field recordings als meest eenvoudig toegankelijk klankmateriaal)</text:p>
      <text:p text:style-name="P97">een compositorische benadering (kaderen van delen van de wereld als in een performance) </text:p>
      <text:p text:style-name="P97">een wetenschappelijke benadering</text:p>
      <text:p text:style-name="P97">een archiverende benadering (geheugen)</text:p>
      <text:p text:style-name="P97">een politieke benadering (voornamelijk documentatie)</text:p>
      <text:p text:style-name="P100"/>
      <text:p text:style-name="P101"><text:soft-page-break/><text:span text:style-name="T88">Het FIELD FEST tracht een staalkaart van dit veelzijdige artistieke gebruik samen te stellen en </text:span><text:span text:style-name="T89">opent hiermee het project 'Sounds of Europe', een Europees project rond field recording, geïnitieerd door Q-O2 en in samenwerking met Europese organisaties en kunstenaars CRiSAP (Londen), IRZU (Ljubljana) en MTG/Sons de Barcelona (Barcelona), </text:span></text:p>
      <text:p text:style-name="P39">http://www.soundsofeurope.eu </text:p>
      <text:p text:style-name="P2"/>
      <text:p text:style-name="P2"/>
      <text:p text:style-name="P2">Woensdag/Mercredi/Wednesday 12/10/11 </text:p>
      <text:p text:style-name="P2"/>
      <text:p text:style-name="P10"><text:span text:style-name="T39">17:00 <text:s/>RITS / BNA-BBOT presenteren/présentent My Favourite Brussels Sound (</text:span><text:a xlink:type="simple" xlink:href="http://www.myfbs.be/"><text:span text:style-name="T54">www.myfbs.be</text:span></text:a><text:span text:style-name="T39">)</text:span></text:p>
      <text:p text:style-name="P12"/>
      <text:p text:style-name="P14">Image</text:p>
      <text:p text:style-name="P12"/>
      <text:p text:style-name="P12">The Myfbs project is a student project imbedded in an artistic academic research program. It is inspired by Peter Cusacks Your Favourite London Sound project. In the first phase (May 2010 - October 2010), favourite sounds have been be collected, recorded and archived. In the second phase, the sounds will be given back to the Brussels inhabitants through the use of a real Brussels sound map build with creative commons software.</text:p>
      <text:p text:style-name="P12"/>
      <text:p text:style-name="P12">Het Myfbs project is een studentenproject in het kader van academiseringsonderzoek en is de Brusselse pendant van het Favourite London Sound project van Peter Cusack. In een eerste fase (mei 2010 – oktober 2010) werden zoveel mogelijk favoriete geluiden verzameld, geregistreerd en gearchiveerd. In een tweede fase worden de geluiden ingepast in een echte Brusselse geluidskaart of sound map en via creative commons software teruggeschonken aan de Brusselaar.</text:p>
      <text:p text:style-name="P12"/>
      <text:p text:style-name="P12">Le projet Myfbs est un projet des étudiants en ce qui concerne une programme du recherche académique. Le projet est inspiré par Peter Cusack et son projet Your Favourite London Sound. Dans la première phase (mai 2010 - octobre 2010) les sons favoris étaient collectés, enregistrés et archivés avec des conseils professionnels. Dans la deuxième phase, les sons s'inscrivent dans une véritable carte sonore de Bruxelles et seraient remis au résidents de Bruxelles.</text:p>
      <text:p text:style-name="P12"/>
      <text:p text:style-name="P148"/>
      <text:p text:style-name="P2"/>
      <text:p text:style-name="P2">19:30 Justin Bennett (NL/GB)</text:p>
      <text:p text:style-name="P12"/>
      <text:p text:style-name="P12">Image: zie mail + credit fotograaf!!</text:p>
      <text:p text:style-name="P21">Titre: Raw Materials</text:p>
      <text:p text:style-name="P12"/>
      <text:p text:style-name="P38">BIO</text:p>
      <text:p text:style-name="P12"><text:span text:style-name="T47">The widely ranging work of Justin Bennett is as rooted in the audiovisual and visual arts as it is in music. Central to his thinking and his work is a process-orientated approach and an interest in the elasticity of the concept of ’space’. Bennett produces (reworked) field recordings, drawings, performances, installations, photographs, videos and essays. He brings the characteristic potentials and capacities of each medium into every new work, paying no heed to the divisions between these media. </text:span><text:span text:style-name="T15">Recently his work has focussed on urban development, technological progress and the relationship between architecture and sound. </text:span><text:span text:style-name="T47">He gives lectures, hosts workshops, produces soundtracks for experimental filmmakers and is a member of the performance group, </text:span><text:span text:style-name="T47">BMB con.</text:span></text:p>
      <text:p text:style-name="P12">Bennett studied Fine Art at Sheffield City Polytechnic, UK, followed courses in Sonology at the Royal Conservatory in the Hague and studied video with Elsa Stansfield at the Jan Van Eyck Academy in Maastricht.   </text:p>
      <text:p text:style-name="P12"/>
      <text:p text:style-name="P103">Het werk van Justin Bennett is zowel ingebed in visuele en audiovisuele kunst als in muziek. Centraal in zijn werk vinden we de methodegerichte aanpak en zijn interesse voor de rekbaarheid van het begrip ‘ruimte’. Bennett produceert (bewerkte) field recordings, schetsen, performances, installaties, foto’s, video’s en essays. In elke nieuwe creatie gebruikt hij zonder enig onderscheid de karakteristieke mogelijkheden <text:s/>van deze media. In zijn recente werk legt hij zich toe op stadsontwikkeling, technologische vooruitgang en de relatie architectuur/geluid. Hij geeft lezingen, begeleidt workshops, maakt soundtracks voor experimentele cineasten en is lid van de performance groep BMB con. </text:p>
      <text:p text:style-name="P64">Justin Bennett studeerde beeldhouwkunst aan het Britse Sheffield City Polytechnic en sonologie aan het Koninklijk Conservatorium in Den Haag. Verder volgde hij ook een cursus video onder leiding van Elsa Stansfield aan de Jan van Eyck Academie in Maastricht. </text:p>
      <text:p text:style-name="P12"/>
      <text:p text:style-name="Standard_20__28_user_29_"><text:span text:style-name="T71">Le large éventail de travail de </text:span><text:span text:style-name="T71">Justin Bennett s’encre aussi bien dans les arts visuels et audiovisuels que dans la musique. <text:s/>Au centre de son travail et de sa réflexion, on trouve une approche orientée sur le processus et un intérêt pour l’élasticité du concept d’’espace’. Bennett produit des field recordings (retravaillés), des dessins, performances, installations, photographies, vidéos et essais. Il fait appel aux capacités et aux potentialités de chaque medium dans toutes ses oeuvres, n’accordant aucune attention à la division entre ces media. Son travail récent s’est plutôt concentré sur le développement urbain, le progrès technologique et le lien entre son et architecture</text:span><text:span text:style-name="T28">. Il donne des conférences, organise </text:span><text:soft-page-break/><text:span text:style-name="T28">des </text:span><text:span text:style-name="T71">workshops, produit des BO pour des réalisateurs de films expérimentaux, et est membre du groupe de performance, BMB con.</text:span></text:p>
      <text:p text:style-name="P86">Bennett a étudié les Beaux Arts au Sheffield City Polytechnic, a suivi des cours de Sonologie au Conservatoire Royal de La Haye et a étudié la vidéo avec Elsa Stansfield à l’Académie Jan Van Eyck de Maastricht.   </text:p>
      <text:p text:style-name="P86"/>
      <text:p text:style-name="P86">http://www.bmbcon.demon.nl/justin/</text:p>
      <text:p text:style-name="P12"/>
      <text:p text:style-name="P12">PT (personal text)</text:p>
      <text:p text:style-name="P12">Working with field recording:</text:p>
      <text:p text:style-name="P12">I make and collect audio recordings of cities: what am I doing actually? Is it music, acoustic ecology, sound hunting, sociology, sound art, phonography, or that profession proposed by Henri Lefebvre – rhythmanalysis which seems somehow to combine all of these things?</text:p>
      <text:p text:style-name="P12">For me, recording involves decision making - the engagement of the recordist with the world and realising this frees me from worrying about being a purist or not. Recording often feels like a performance, or at least an incredibly intense listening experience, and this moment is usually the most important in creating a piece. </text:p>
      <text:p text:style-name="P12">Seen together the recordings in my archive form a kind of diary which I can navigate by memories, associations, emotions – secret, personal paths through the material.</text:p>
      <text:p text:style-name="P12">But in the end my recordings get used – they could end up on a CD, as part of a sculpture, an audio-walk, a spatial installation, a film soundtrack. Most of my work is presented in a visual art context and there Field Recording necessarily collides with other media, other forms and languages. The plurality of sound and hearing is intensified and that is what interests me: this ability to shape-shift between music, language, space, documentary, fiction, representation and abstraction.</text:p>
      <text:p text:style-name="P12">Justin Bennett 2011</text:p>
      <text:p text:style-name="P12"/>
      <text:p text:style-name="P12"><text:span text:style-name="T38">20:15 Eric La Casa (F) &amp; P</text:span><text:span text:style-name="T40">hilip Samartzis (AUS)</text:span></text:p>
      <text:p text:style-name="P5"/>
      <text:p text:style-name="P12">Image: zie mail</text:p>
      <text:p text:style-name="P12">Titre: Captured SPACE (by Eric La Casa and Philip Samartzis), an immersive listening</text:p>
      <text:p text:style-name="P144"/>
      <text:p text:style-name="P12">BIO <text:s/>Eric La Casa</text:p>
      <text:p text:style-name="P12">Eric La Casa is a sound artist <text:span text:style-name="T7">based in Paris. </text:span><text:span text:style-name="T61">Zijn interesse voor omgevingsgeluiden brengt hem midden jaren '90 tot het creëren van geluidsinstallaties en -omgevingen volgens procedures die in situ vorm krijgen, in functie van de omgeving. Vertrekkende van zijn veldopnames maakt Eric La Casa eveneens muziekstukken. </text:span></text:p>
      <text:p text:style-name="P19"/>
      <text:p text:style-name="P19"><text:span text:style-name="T67">Eric La Casa is een geluidskunstenaar die woont en werkt in Parijs</text:span><text:span text:style-name="T68">.</text:span><text:span text:style-name="T67"> Zijn interesse voor omgevingsgeluiden brengt hem midden jaren '90 tot het creëren van geluidsinstallaties en -omgevingen volgens procedures die in situ vorm krijgen, in functie van de omgeving. Vertrekkende van zijn veldopnames maakt Eric La Casa eveneens muziekstukken. </text:span></text:p>
      <text:p text:style-name="P19"/>
      <text:p text:style-name="P77"><text:span text:style-name="T73">Eric La Ca</text:span><text:span text:style-name="T73">sa est un artiste sonore basé à </text:span><text:span text:style-name="T74">Paris. </text:span><text:span text:style-name="T73">Depuis le milieu des années ‘90, à l’écoute de l’environnement, Eric La Casa crée des formes (d’attention) qui s’insinuent dans les sites, développe ainsi des installations et environnements sonores, selon des protocoles qui s’élaborent in-situ au plus prés du terrain et réalise des pièces musicales, uniquement composées à partir de ses enregistrements de terrain.</text:span></text:p>
      <text:p text:style-name="P65"/>
      <text:p text:style-name="P12"><text:span text:style-name="T75">http://</text:span><text:span text:style-name="T42">ascendre.free.fr</text:span> </text:p>
      <text:p text:style-name="P12"/>
      <text:p text:style-name="P12">BIO Philip Samartzis </text:p>
      <text:p text:style-name="P56">Philip Samartzis is a sound artist and academic based in Melbourne with a particular interest in field recording, musique concrete and surround sound spatialisation. He leads the sound department at RMIT universiy in Melbourne where he teaches sound art and spatialisation. He has exhibited nationally and internationally. Samartzis has published solo compact discs - last one is Unheard Spaces (2006) - and has performed and recorded with leading international improvisers and musicians. Samartzis uses field recordings of natural and constructed environments as his primary material to render densities of space and discrete zones of aural experience, arranged and mixed to reflect the acoustic and spatial complexities of everyday sound fields. As an independant curator he has organized several events focusing on the theory and practice of sound art and sound spatialisation.</text:p>
      <text:p text:style-name="P56"/>
      <text:p text:style-name="P11"><text:span text:style-name="T66">Philip Samartzis is een klankkunstenaar en academicus, met thuisbasis Melbourne met interesse voor field recording, </text:span><text:span text:style-name="T65">musique concrète</text:span><text:span text:style-name="T66">, en surround sound spatialisation. Hij leidt het klankdepartement aan de RMIT universiteit in Melbourne waar hij klankkunst en spatialisatie doceert. Zowel in Australië als in het buitenland stond zijn werk reeds tentoon. Als soloartiest bracht hij twee cd’s uit – Unheard Spaces (2006) vormt zijn meest recente werk – en realiseerde hij performances en opnames met toonaangevende internationale muzikanten en improvisatoren. Samartzis maakt gebruik van field recordings van authentieke of geconstrueerde omgevingen als basismateriaal om de akoestische en ruimtelijke complexiteit van alledaagse sound fields weer te geven.</text:span></text:p>
      <text:p text:style-name="P63"><text:soft-page-break/>Als onafhankelijk curator organiseerde hij reeds verschillende events gewijd aan de theorie en praktijk van klankkunst en sound spatialisation.</text:p>
      <text:p text:style-name="P56"/>
      <text:p text:style-name="P126"><text:span text:style-name="T72">Philip Samartzis est un artiste sonore et professeur installé à Melbourne, présentant un intérêt particulier pour le field recording, la musique concrète et la spatialisation du son surround. </text:span><text:span text:style-name="T56">ll dirige le département son de l’université RMIT, à Melbourne où il enseigne l’art du son et la spatialisation. </text:span><text:span text:style-name="T72">Son travail a été présenté dans son pays, et internationalement. Samartzis a publié des CD solo – le dernier étant Unheard Spaces (2006) – et a participé à des performances et enregistrements avec des </text:span><text:span text:style-name="T72">musiciens et improvisateurs de pointe. Le matériau de base de Samartzis est constitué de field recordings d’environnements naturel ou construits - l’objectif étant de rendre la densité de l’espace et des zones discrètes d’expérience auditive - arrangés et mixés, afin de refléter les complexités acoustiques et spatiales des champs sonores quotidiens. </text:span></text:p>
      <text:p text:style-name="P79"><text:span text:style-name="T74">En tant que curateur indépendant, il a également organisé </text:span>de nombreux évènements<text:span text:style-name="T74">, se concentrant sur la théorie et la pratique de l'art sonore et la spatialisation du son.</text:span></text:p>
      <text:p text:style-name="P56"/>
      <text:p text:style-name="P55"><text:span text:style-name="T75">http://</text:span>microphonics.org</text:p>
      <text:p text:style-name="P5"/>
      <text:p text:style-name="P12"><text:span text:style-name="T7">PT</text:span><text:span text:style-name="T8"><text:tab/></text:span><text:span text:style-name="T43"> </text:span></text:p>
      <text:p text:style-name="P18">The influences of the locale<text:tab/> <text:line-break/>The propagation of sound in a locale is a complex vibratory / undulatory phenomenon which involves acoustic measurement just as much as it involves aesthetic appreciation. How to account for the size of things by their sonic properties? Beyond technical protocol, listening becomes tied up in the surfaces of the world. Recordings, sonic readings, open out into a musical form which reactivates a perception of that which surrounds us, whether visible or not; a reinjection.</text:p>
      <text:p text:style-name="P46">For fifteen years or so, my musical practice has been a series of experimentations / improvisations with this sonic locale. As it passes through my microphones, the site of the survey – everyday life – is transformed into a site of play. The dimensions of the real world generate sonic representations whose proportions found another perspective on the world. </text:p>
      <text:p text:style-name="P46">Eric La Casa</text:p>
      <text:p text:style-name="P7"/>
      <text:p text:style-name="P2">--------</text:p>
      <text:p text:style-name="P2">21:30 martiensgohome (B)</text:p>
      <text:p text:style-name="P12"/>
      <text:p text:style-name="P12">Image: zie mail</text:p>
      <text:p text:style-name="P33">Titre: ?</text:p>
      <text:p text:style-name="P144"/>
      <text:p text:style-name="P57">BIO </text:p>
      <text:p text:style-name="P10"><text:span text:style-name="T5">Martiensgohome is a sound collective who has been fooling around with recordings for more than 15 years. They present the resulting soundscapes every Thursday on radio campus Brussels (9:30 pm on 92.1 fm </text:span><text:span text:style-name="T16">- </text:span><text:a xlink:type="simple" xlink:href="http://www.radiocampusbruxelles.org/)"><text:span text:style-name="T54">www.radiocampusbruxelles.org/)</text:span></text:a><text:span text:style-name="T16">. Each programme consists of a one-hour-long improvisation, using sounds recorded that week or taken from</text:span><text:span text:style-name="T5"> their extensive field-recording archive. The core of the collective consists today of four musicians, often augmented by guest musicians. martiensgohome is also performing live whenever possible, preferably in special settings,</text:span><text:span text:style-name="T6"> composing site-specific interventions or playing unconventional venues</text:span><text:span text:style-name="T5">.</text:span></text:p>
      <text:p text:style-name="P12"/>
      <text:p text:style-name="P12"><text:span text:style-name="T69">Martiensgohome is een collectief van geluidskunstenaars die zich reeds 15 jaar uitleven met geluidsopnames. Elke donderdag presenteren zij hun soundscapes op radio campus Brussels (om 21.30 op 92.1 FM - </text:span><text:a xlink:type="simple" xlink:href="http://www.radiocampusbruxelles.org/"><text:span text:style-name="Internet_20_link"><text:span text:style-name="T69">www.radiocampusbruxelles.org/</text:span></text:span></text:a><text:span text:style-name="T69">). Hun één uur durend programma is een improvisatie aan de hand van de tijdens de week opgenomen geluiden of veldopnames uit hun uitgebreide archief. De vaste kern van het collectief bestaat tegenwoordig uit 4 muzikanten, die vaak worden bijgestaan door gastmusici. Martiensgohome brengt ook zo vaak als mogelijk live performances, en dan bij voorkeur op speciale settings of in ongebruikelijke locaties, waarvoor ze dan volledig specifieke composities opzetten.</text:span></text:p>
      <text:p text:style-name="P12"/>
      <text:p text:style-name="P12"><text:span text:style-name="T11">Martiensgohome est un collectif sonore qui joue avec des enregistrements depuis plus de 15 ans. Il présente les paysages sonores qu'il en tire chaque jeudi sur radio campus bruxelles (21h30 sur 92.1 fm - </text:span><text:a xlink:type="simple" xlink:href="http://www.radiocampusbruxelles.org/)"><text:span text:style-name="T13">www.radiocampusbruxelles.org/)</text:span></text:a><text:span text:style-name="T11">. Chaque émission consiste en une improvisation d'une heure, utilisant des enregistrements réalisés dans la semaine, ou extraits de ses volumineuses archives de field recordings. Le noyau central du collectif est composé de quatre musiciens, souvent rejoints par des invités. Martiensgohome se produit également le plus souvent possible en concert, de préférence dans des circonstances ou des lieux particuliers.</text:span></text:p>
      <text:p text:style-name="P57"/>
      <text:p text:style-name="P57">http://mgh.constantvzw.org/</text:p>
      <text:p text:style-name="P12"/>
      <text:p text:style-name="P12">PT</text:p>
      <text:p text:style-name="P12">Since its inception in 1996, the Brussels collective martiensgohome has collected, treated and played various forms of field recordings. Starting as a radio show, still broadcasting on radio campus every week, the collective has focused from the start on non-musical sound sources. Noise, machine failure, contact-mike recordings, radio statics and larger scale field recordings, every available sound is <text:soft-page-break/>examined, tried out, deformed or kept intact, and assembled to take part in an improvised counterfeit soundscape. No hierarchy is established between them, and small sounds, background hum, or glitches, are treated with the same respect as more explicit, more significant or more musical sounds. All those recordings are later abstracted, blurred, distorted, warped beyond recognition, taken sometimes as far as possible from their origins, and set in motion in a sonic fiction, a narrative of mystery and contingency. In this respect, the realistic, representational, quality of the recordings is secondary to their aural properties, to what they can see in them, to what they can make of them. Their radio programmes and concerts consist of different moments, various locations, multiple acoustic spaces and times woven together to produce a hybrid place, governed by a composite chronology. It remains nonetheless a place, an ephemeral and artificial site, but a bearings of sorts, complete with movement, activity, liveliness, sometimes even inhabitants. It is a fantasy, a truth lying somewhere between a lie and a fiction.</text:p>
      <text:p text:style-name="P12"/>
      <text:p text:style-name="P12"/>
      <text:p text:style-name="P2">Donderdag/Jeudi 13/10/11 Beursschouwburg</text:p>
      <text:p text:style-name="P2"/>
      <text:p text:style-name="P2">19:30 Peter Cusack (GB)</text:p>
      <text:p text:style-name="P2"/>
      <text:p text:style-name="P34">Image: zie mail</text:p>
      <text:p text:style-name="P33">Titre: ?</text:p>
      <text:p text:style-name="P135"/>
      <text:p text:style-name="P34">BIO</text:p>
      <text:p text:style-name="P47">Peter Cusack, based in London, works as a sound artist, musician and environmental recordist with a special interest in acoustic ecology. Projects range from community arts to research into the role that sound plays in our sense of place. He initiated the “Favourite Sounds Project” that aims to discover what people find positive about their everyday sound environment. His project ‘Sounds From Dangerous Places’ examines the soundscapes of sites of major environmental damage.</text:p>
      <text:p text:style-name="P36">He produced 'Vermilion Sounds' - the environmental sound program - for ResonanceFM Radio, London, lectures on ‘Sound Arts &amp; Design’ at the London College of Communication and was recently a Research Fellow on the multidisciplinary multi-university ‘Positive Soundscapes Project’. CDs include ‘Your Favourite London Sounds’ (Resonance), ‘Baikal Ice’ (ReR), ’Favourite Sounds of Beijing’ (Subjam).</text:p>
      <text:p text:style-name="P36"/>
      <text:p text:style-name="P92">Peter Cusack woont en werkt in Londen. Deze geluidskunstenaar en muzikant heeft een voorliefde voor akoestische ecologie, en trekt er dus graag op uit voor field recordings. Zijn repertoire varieert van gemeenschapskunst tot het onderzoek naar de rol van ‘geluid’ in onze conceptie van ruimte. Hij lanceerde het ‘Favourite Sounds Project’ waarin hij op zoek gaat naar wat mensen als positief ervaren in hun alledaagse geluidsomgeving. Zijn project ‘Sounds From Dangerous Places’ bestudeert de soundscapes van ecologisch zwaar beschadigde sites.</text:p>
      <text:p text:style-name="P52">Peter Cusack produceerde 'Vermilion Sounds' (programma over omgevingsgeluiden) voor de Londense zender ResonanceFM Radio, hield lezingen over ‘Sound Arts &amp; Design’ in het London College of Communication en was recent nog een onderzoekspartner in het multidisciplinaire ‘Positive Soundscapes Project’ dat over verschillende universiteiten liep. Hij bracht ook o.a. de cd's ‘Your Favourite London Sounds’ (Resonance), <text:span text:style-name="T57">‘Baikal Ice’ (ReR) en ’Favourite Sounds of Beijing’ (Subjam)</text:span> uit.</text:p>
      <text:p text:style-name="P36"/>
      <text:p text:style-name="P126"><text:span text:style-name="T29">Peter Cusack, </text:span><text:span text:style-name="T29">installé à Londres, travaille comme artiste sonore, musicien et capteur d’environnement, avec un intérêt particulier pour l’écologie acoustique. Ses projets vont des arts communautaires à la recherche autour du rôle du son dans la manière dont nous ressentons notre position. Il a lancé le “Favourite Sounds Project”, dont l’objectif est de découvrir ce que les gens ressentent comme positif dans leur environnement sonore quotidien. <text:s/>Son projet ‘Sounds From Dangerous Places’ examine quant à lui les environnements sonores de lieux de catastrophes environnementales.</text:span></text:p>
      <text:p text:style-name="P80"><text:span text:style-name="T76">Il a produit 'Vermilion Sounds' – programme de sons environnementaux - pour ResonanceFM Radio, London, donne des cours de ‘Sound Arts &amp; Design’ au London College of Communication et a récemment fait partie des Membres de Recherche du projet multi-universitaire et multi-disciplinaire ‘Positive Soundscapes Project’. Ses CD comprennent e.a. ‘Your Favourite London Sounds’ (Resonance), </text:span><text:span text:style-name="T81">‘Baikal Ice’ (ReR) et ’Favourite Sounds of Beijing’ (Subjam)</text:span><text:span text:style-name="T76">.</text:span></text:p>
      <text:p text:style-name="P36"/>
      <text:p text:style-name="P36">http://favouritesounds.org</text:p>
      <text:p text:style-name="P21"/>
      <text:p text:style-name="P21">PT</text:p>
      <text:p text:style-name="P25">Sonic Journalism</text:p>
      <text:p text:style-name="P25">“Field recording is as much a matter of listening as it is of the recording technology used. Through hearing one becomes aware of smallest detail as well as whole environments. Sound travels round corners, through holes and gaps, out of or into buildings, across the blackest night and in the vibrations sensed by touch. Sonic spaces paralell and overlap, but are quite different to, visual spaces. Through hearing we assess our own position to all the events, movements, objects and life that surround us. Over time field recording has become one of my most valued, and enjoyed, ways of exploring places, both new and familiar.”</text:p>
      <text:p text:style-name="P26"><text:soft-page-break/>The recordings have had many purposes – pleasurable listening; personal diaries; music performances and sound installations; radio broadcasts; shoot’m–up games soundtracks; sound mapping; teaching; research collaborations about urban sound and our perceptions of everyday soundscapes. It is unusual to know how a recording will be used while making it.</text:p>
      <text:p text:style-name="P26">Recent projects have explored the practice of sonic–journalism - the audio equivalent of photo–journalism. Sonic journalism is based on the idea that valuable information about places and events is revealed through their sounds and that careful listening will give insights different from, but complimentary to, visual images and language. </text:p>
      <text:p text:style-name="P2"/>
      <text:p text:style-name="P2">20:15 Manu Holterbach (F)</text:p>
      <text:p text:style-name="P2"/>
      <text:p text:style-name="P15">Image: zie mail</text:p>
      <text:p text:style-name="P34">T<text:span text:style-name="T53">itre: Panoramas de Fréquences, une écoute intense de l'environnement</text:span></text:p>
      <text:p text:style-name="P12"/>
      <text:p text:style-name="P34">BIO </text:p>
      <text:p text:style-name="P109">(ENG) Emmanuel Holterbach (1971) vit et travaille à Lyon. Son travail sonore vise à révéler la richesse des motifs acoustiques émergeant spontanément du vaste océan de sons dans lequel nous vivons. </text:p>
      <text:p text:style-name="P109">Captations de fréquences et enregistrements de terrain, pratique non-orthodoxe des instruments de musique, méthodes visant à suspendre le temps par un usage minutieux du son et de l'espace : l'œuvre sonore d'Emmanuel Holterbach pourrait s'apparenter à de la musique, mais est avant tout un outil pour induire les gens en rêverie ou les plonger dans une contemplation active. <text:s/>Il se joue là une révélation des forces poétiques naturellement à l'œuvre dans notre environnement sonore quotidien.</text:p>
      <text:p text:style-name="P109"/>
      <text:p text:style-name="P109">Emmanuel Holterbach a inventé une partie des instruments, microphones et haut-parleurs qu'il utilise. Son travail d'installation sonore in-situ a été présenté depuis 1992 en Europe, au Québec et en Chine. Il joue dans plusieurs groupes et compose des pièces électroacoustiques réalisées à partir de prises de sons d'environnements naturels et industriels, de bruissements de créatures, de vibrations de matériaux et de bâtiments, il compose aussi des pièces pour instruments acoustiques classiques et exotiques.</text:p>
      <text:p text:style-name="P109"/>
      <text:p text:style-name="P88">Depuis 1994, il présente des conférences sur le thème des arts sonores et de l'écoute active et organise la publication des archives d'Eliane Radigue depuis 2004 et écrit <text:s/>sa biographie. Il a écrit dans les revues Mettray, Tausend Augen, Revue &amp; Corrigée. Il est aussi le fondateur des Productions Fluorescentes, label de production d'objets sonores.</text:p>
      <text:p text:style-name="P87"/>
      <text:p text:style-name="P109">(NL) Emmanuel Holterbach (1971) vit et travaille à Lyon. Son travail sonore vise à révéler la richesse des motifs acoustiques émergeant spontanément du vaste océan de sons dans lequel nous vivons. </text:p>
      <text:p text:style-name="P109">Captations de fréquences et enregistrements de terrain, pratique non-orthodoxe des instruments de musique, méthodes visant à suspendre le temps par un usage minutieux du son et de l'espace : l'œuvre sonore d'Emmanuel Holterbach pourrait s'apparenter à de la musique, mais est avant tout un outil pour induire les gens en rêverie ou les plonger dans une contemplation active. <text:s/>Il se joue là une révélation des forces poétiques naturellement à l'œuvre dans notre environnement sonore quotidien.</text:p>
      <text:p text:style-name="P109"/>
      <text:p text:style-name="P109">Emmanuel Holterbach a inventé une partie des instruments, microphones et haut-parleurs qu'il utilise. Son travail d'installation sonore in-situ a été présenté depuis 1992 en Europe, au Québec et en Chine. Il joue dans plusieurs groupes et compose des pièces électroacoustiques réalisées à partir de prises de sons d'environnements naturels et industriels, de bruissements de créatures, de vibrations de matériaux et de bâtiments, il compose aussi des pièces pour instruments acoustiques classiques et exotiques.</text:p>
      <text:p text:style-name="P109"/>
      <text:p text:style-name="P88">Depuis 1994, il présente des conférences sur le thème des arts sonores et de l'écoute active et organise la publication des archives d'Eliane Radigue depuis 2004 et écrit <text:s/>sa biographie. Il a écrit dans les revues Mettray, Tausend Augen, Revue &amp; Corrigée. Il est aussi le fondateur des Productions Fluorescentes, label de production d'objets sonores.</text:p>
      <text:p text:style-name="P87"/>
      <text:p text:style-name="P108">Emmanuel Holterbach (1971) vit et travaille à Lyon. Son travail sonore vise à révéler la richesse des motifs acoustiques émergeant spontanément du vaste océan de sons dans lequel nous vivons. </text:p>
      <text:p text:style-name="P108">Captations de fréquences et enregistrements de terrain, pratique non-orthodoxe des instruments de musique, méthodes visant à suspendre le temps par un usage minutieux du son et de l'espace : l'œuvre sonore d'Emmanuel Holterbach pourrait s'apparenter à de la musique, mais est avant tout un outil pour induire les gens en rêverie ou les plonger dans une contemplation active. <text:s/>Il se joue là une révélation des forces poétiques naturellement à l'œuvre dans notre environnement sonore quotidien.</text:p>
      <text:p text:style-name="P108"/>
      <text:p text:style-name="P108">Emmanuel Holterbach a inventé une partie des instruments, microphones et haut-parleurs qu'il utilise. Son travail d'installation sonore in-situ a été présenté depuis 1992 en Europe, au Québec et en Chine. Il joue dans plusieurs groupes et compose des pièces électroacoustiques réalisées à partir de prises de sons d'environnements naturels et industriels, de bruissements de créatures, de vibrations de matériaux et de bâtiments, il compose aussi des pièces pour instruments acoustiques classiques et exotiques.</text:p>
      <text:p text:style-name="P108"><text:soft-page-break/></text:p>
      <text:p text:style-name="P87">Depuis 1994, il présente des conférences sur le thème des arts sonores et de l'écoute active et organise la publication des archives d'Eliane Radigue depuis 2004 et écrit <text:s/>sa biographie. Il a écrit dans les revues Mettray, Tausend Augen, Revue &amp; Corrigée. Il est aussi le fondateur des Productions Fluorescentes, label de production d'objets sonores.</text:p>
      <text:p text:style-name="P89"/>
      <text:p text:style-name="P107">http://orbes.over-blog.com/</text:p>
      <text:p text:style-name="P107">http://ehoeco.free.fr/eHoeCo/Accueil.html</text:p>
      <text:p text:style-name="P107">http://soundcloud.com/emmanuel-holterbach</text:p>
      <text:p text:style-name="P21"/>
      <text:p text:style-name="P34">PT</text:p>
      <text:p text:style-name="P104">(ENG) Dans mon travail de prise de son, ce n'est pas vraiment le caractère anecdotique ou documentaire qui m'intéresse le plus. Je ne suis pas documentariste, mon travail est surtout musical. Ce qui m'intéresse est l'intense musicalité spontanée de certains phénomènes naturels que ce soit dans les voix animales ou les bruits secrets des machines. Cette musicalité a des lignes de fuite remarquable dans toute l'Histoire de la Musique, des circulations d'influences que j'aime aussi relever.</text:p>
      <text:p text:style-name="P68">Il faut d'ailleurs préciser qu'au fond, mon travail de prise de sons révèle autant du monde extérieur, que de mon monde intérieur. Mon travail de composition étant essentiellement nourri d'expérience d'écoute intense de l'environnement.</text:p>
      <text:p text:style-name="P2"/>
      <text:p text:style-name="P2">21:15 Anne Wellmer (NL/D)</text:p>
      <text:p text:style-name="P2"/>
      <text:p text:style-name="P33">Image: ?</text:p>
      <text:p text:style-name="P34">Titre: fernwärme</text:p>
      <text:p text:style-name="P48"/>
      <text:p text:style-name="P143"><text:span text:style-name="T36">BIO</text:span></text:p>
      <text:p text:style-name="P58">Anne Wellmer is a composer, performer and media artist based in The Hague. Wellmer uses field recordings, live sound processing and electronically generated sound in her work, which shifts between tape music, improvisation, installation and performance. Feedback, electromagnetic disturbances and barely audible acoustic phenomena make out essential aspects of her work. In 2007 she received an honoray mention in digital musics from the Prix Ars Electronica in Linz.</text:p>
      <text:p text:style-name="P58"/>
      <text:p text:style-name="P58">Anne Wellmer is componiste, performer en mediakunstenaar, wonend en werkend in Den Haag. Wellmer gebruikt field recordings, live sound processing en elektronische klanken in haar werk, dat gaat van tape music, improvisatie tot installatie en performance. Feedback, elektromagnetische storingen en amper hoorbare akoestische fenomenen vormen essentiële aspecten van haar werk. In 2007 kreeg ze een eervolle vermelding voor digitale muziek op de Prix Ars Electronica te Linz.</text:p>
      <text:p text:style-name="P58"/>
      <text:p text:style-name="P69">(FR) Anne Wellmer is componiste, performer en mediakunstenaar, wonend en werkend in Den Haag. Wellmer gebruikt field recordings, live sound processing en elektronische klanken in haar werk, dat gaat van tape music, improvisatie tot installatie en performance. Feedback, elektromagnetische storingen en amper hoorbare akoestische fenomenen vormen essentiële aspecten van haar werk. In 2007 kreeg ze een eervolle vermelding voor digitale muziek op de Prix Ars Electronica te Linz. <text:s/></text:p>
      <text:p text:style-name="P21"/>
      <text:p text:style-name="P37"><text:a xlink:type="simple" xlink:href="http://wellblech.co.cc/"><text:span text:style-name="T82">http://wellblech.co.cc/</text:span></text:a></text:p>
      <text:p text:style-name="P37"/>
      <text:p text:style-name="P34">PT </text:p>
      <text:p text:style-name="P34">I compose spaces and environments. The players of my pieces improvise freely in a defined framework. I work with computer processes, televisions, feedback, analog synthesizers, audio and video recordings, physical spaces, interferences, barely audible acoustic phenomena and field recordings. Apart from microphones I also use contact mics, coils and antenna's to explore my environment and to make inaudible signals audible to the human ear. Those of my works which are based on field recordings are studies about places and objects. They are accompanied by little stories. Like entries to a diary and similar to photographs these pieces shape my memory.</text:p>
      <text:p text:style-name="P2"/>
      <text:p text:style-name="P2">21:45 Mecha/Orga (GR)</text:p>
      <text:p text:style-name="P12"/>
      <text:p text:style-name="P12">Image: zie mail</text:p>
      <text:p text:style-name="P33">Titre: ?</text:p>
      <text:p text:style-name="P144"/>
      <text:p text:style-name="P15">BIO </text:p>
      <text:p text:style-name="P110">Mecha/Orga is the project of Greek sound artist and performer Yiorgis Sakellariou and was initialized in early 2003 when he began composing music on a computer. As Mecha/Orga he has released a number of albums and presented his work internationally in more than 80 concerts. </text:p>
      <text:p text:style-name="P111"><text:span text:style-name="T41">Yiorgis Sakellariou</text:span><text:span text:style-name="T47"> is a member of the Center for Contemporary Music Research in Athens (founded by Iannis Xenakis in 1986), the Hellenic Electroacoustic Music Composers Association and also a participant in the NYC based Ear to the Earth organization. </text:span></text:p>
      <text:p text:style-name="P111"><text:span text:style-name="T48">In October 2004, he launched the CD-R label 'Echomusic'. So far, there have been 18 releases of Greek and international artists.</text:span><text:span text:style-name="T47"> </text:span></text:p>
      <text:p text:style-name="P113"><text:soft-page-break/></text:p>
      <text:p text:style-name="P116">(NL) Mecha/Orga is the project of Greek sound artist and performer Yiorgis Sakellariou and was initialized in early 2003 when he began composing music on a computer. As Mecha/Orga he has released a number of albums and presented his work internationally in more than 80 concerts. </text:p>
      <text:p text:style-name="P117"><text:span text:style-name="T41">Yiorgis Sakellariou</text:span><text:span text:style-name="T47"> is a member of the Center for Contemporary Music Research in Athens (founded by Iannis Xenakis in 1986), the Hellenic Electroacoustic Music Composers Association and also a participant in the NYC based Ear to the Earth organization. </text:span></text:p>
      <text:p text:style-name="P118"><text:span text:style-name="T92">In October 2004, he launched the CD-R label “Echomusic”. So far, there have been 18 releases of Greek and international artists.</text:span> </text:p>
      <text:p text:style-name="P113"/>
      <text:p text:style-name="P115"><text:span text:style-name="T28">Mecha/Orga </text:span><text:span text:style-name="T28">est le projet de l’artiste sonore et performeur grec Yiorgis Sakellariou, un projet démarré début 2003, lorsqu’il a commencé à faire de la musique par ordinateur. Il a sorti plusieurs albums sous le nom de Mecha/Orga, et son travail a été présenté internationalement via plus de 80 concerts. </text:span></text:p>
      <text:p text:style-name="P114">Yiorgis Sakellariou est membre du Center for Contemporary Music Research à Athènes (créé par Iannis Xenakis en 1986), de la Hellenic Electroacoustic Music Composers Association et il participe également à l’organisation Ear to the Earth, basée à New York. </text:p>
      <text:p text:style-name="P112"><text:span text:style-name="T79">En octobre </text:span><text:span text:style-name="T79">2004, il a lance le label CD-R “Echomusic”, comptant actuellement 18 sorties d’artistes grecs et internationaux. </text:span></text:p>
      <text:p text:style-name="P113"/>
      <text:p text:style-name="P73">http://www.mecha-orga.com</text:p>
      <text:p text:style-name="P12"/>
      <text:p text:style-name="P12">PT</text:p>
      <text:p text:style-name="P12">F<text:span text:style-name="T41">ield recording is a very inspiring procedure, an enormously important part of my creative process. </text:span>Traveling, meeting people, exploring the acoustic and natural environment creates a strong, personal motivation to make music.</text:p>
      <text:p text:style-name="P12"/>
      <text:p text:style-name="P12">I’m interested in both urban and rural environmental sounds from sources such as electric power generators, refrigerators, train stations and also rivers, insects, rain and thunders. <text:span text:style-name="T41">The texture, the resonation and the clarity of the sounds are the features that lead me to press the “record” button.</text:span></text:p>
      <text:p text:style-name="P12"><text:span text:style-name="T41"><text:s/></text:span><text:span text:style-name="T41"><text:s text:c="9"/></text:span></text:p>
      <text:p text:style-name="P12">Regarding concerts, I don’t want to realistically recreate a natural sound environment so that the audience can enjoy the interesting or beautiful “singing of the birds”, “waterfall hiss”, or “trains passing by” and thus point their thoughts to certain areas or cities. By digitally manipulating the recordings, the purpose is to create and reveal an original world of sounds where both performer and listeners can live through an immersive sonic experience. <text:s/></text:p>
      <text:p text:style-name="P12"/>
      <text:p text:style-name="P2">Vrijdag/Vendredi 14/10/11 Q-O2</text:p>
      <text:p text:style-name="P2"/>
      <text:p text:style-name="P2">18:00 Annea Lockwood (US)</text:p>
      <text:p text:style-name="P12"/>
      <text:p text:style-name="P10"><text:span text:style-name="T17">Image: high resolution downloadable photos on my website, </text:span><text:a xlink:type="simple" xlink:href="http://www.annealockwood.com/"><text:span text:style-name="T54">www.annealockwood.com</text:span></text:a></text:p>
      <text:p text:style-name="P34">Titre: '<text:span text:style-name="T10">A Sound Map of the Housatonic'</text:span></text:p>
      <text:p text:style-name="P33"/>
      <text:p text:style-name="P21">BIO </text:p>
      <text:p text:style-name="P25">Born in New Zealand in 1939, Annea Lockwood moved to England in 1961, studying composition at the Royal College of Music, London and completing her studies in Cologne and Holland. In 1973 feeling a strong connection to such American composers as Pauline Oliveros, John Cage, the Sonic Arts Union (Ashley, Behrman, Mumma, Lucier), and invited to teach at Hunter College, CUNY, she moved again to the US. She is an Emerita Professor at Vassar College.</text:p>
      <text:p text:style-name="P22"><text:span text:style-name="T50">During the 1960s she collaborated with sound poets, choreographers and visual artists, and also created a number of works such as the Glass Concerts which initiated her lifelong fascination with timbre and new sound sources. During the 1970s and '80s she turned her attention to performance works focused on environmental sounds and life-narratives, often using low-tech devices. World Rhythms, A Sound Map of the Hudson River, Delta Run and other works were widely presented in the US, Europe and in New Zealand. Since the early 1990s, she has written for a number of ensembles and solo performers, often incorporating electronics and visual elements. Recent work includes Vortex commissioned by Bang on a Can for the All-Stars; a surround-sound installation, A Sound Map of the Danube; Gone! in which a little piano-shaped music box, attached to 20 helium balloons, is released from a concert grand and floats off over the audience. Jitterbug, commissioned by the Merce Cunningham Dance Company for the dance eyeSpace, incorporates Lockwood's recordings of aquatic insects, and two improvising musicians working from photographs of rock surfaces. Poems by three of the prisoners in Guantanamo Bay are the focus of In Our Name, a collaboration with Thomas Buckner for baritone voice, cello and 'tape'. Much of her music has been recorded, on the Lovely, XI, Mutable, Pogus, EM Records (Japan), Rattle Records, Soundz Fine (NZ), Harmonia Mundi and Ambitus labels. She is a recipient of the 2007 Henry Cowell Award.</text:span></text:p>
      <text:p text:style-name="P21"/>
      <text:p text:style-name="P93">Annea Lockwood is geboren in Nieuw-Zeeland in 1939 en trok in 1961 naar Engeland om aan het Royal College of Music in Londen te studeren. Daarna volmaakte ze haar studies in Keulen en Nederland. Lockwood voelde zich sterk aangetrokken tot gelijkaardige Amerikaanse componisten zoals <text:soft-page-break/>Pauline Oliveros, John Cage, the Sonic Arts Union (Ashley, Behrman, Mumma, Lucier). Toen ze in 1973 ook nog uitgenodigd werd om aan het Hunter College in Cuny les te geven, verhuisde ze definitief naar Crompond in New York. Ze is er een emerita professor aan het Vassar College.</text:p>
      <text:p text:style-name="Standard"><text:span text:style-name="T24">Annea Lockwood werkte in de jaren 60 samen met geluidsdichters, choreografen en visuele artiesten. Bovendien creëerde ze een aantal werken zoals ‘Glass Concerts’ waarin haar eeuwige fascinatie voor klankkleur en nieuwe geluidsbronnen zich ontpopte. In de jaren 70-80 gingen haar performance projecten vooral uit van omgevingsgeluiden en levensverhalen, en maakte ze gebruik van zo weinig mogelijk technologische snufjes. Sinds het begin van de jaren 90 schrijft ze voor een aantal ensembles en soloartiesten stukken waarin ze vaak elektronische en visuele elementen verwerkt. Recent werk is Vortex in opdracht van Bang on a Can All-Stars, een surround-sound installatie ‘A Sound Map of the Danube’ en ‘Gone!’ waarbij een muziekdoosje in de vorm van een piano aan 20 heliumballonnen uit een vleugelpiano tevoorschijn komt en boven het publiek zweeft. In </text:span><text:span text:style-name="T25">Jitterbug</text:span><text:span text:style-name="T24">, een opdracht van de Merce Cunningham Dance Company voor het dans eyeSpace, zitten haar opnames van waterinsecten verwerkt en improviseren twee muzikanten op basis van foto’s van rotsoppervlakken. De gedichten van drie gevangenen op Guantanamo Bay staan centraal in ‘In Our Name’, een project voor bariton, cello en ‘bandopnames’ in samenwerking met Thomas Buckner.</text:span></text:p>
      <text:p text:style-name="P53">Een groot deel van haar muziek werd opgenomen onder de labels Lovely, XI, Mutable, Pogus, EM Records (Japan), Rattle Records, Soundz Fine (NZ), Harmonia Mundi en Ambitus. In 2007 sleepte Lockwood de Henry Cowell Award in de wacht.</text:p>
      <text:p text:style-name="P21"/>
      <text:p text:style-name="Standard_20__28_user_29_"><text:span text:style-name="T31">Née en Nouvelle Zélande en 1939, Annea Lockwood s’est installée en Angleterre en 1961, où elle a étudié la composition au Royal College of Music, London, pour compléter ses études à Cologne et en Hollande. En 1973, se sentant fort proche de compositeurs américains comme Pauline Oliveros, John Cage, the Sonic Arts Union (Ashley, Behrman, Mumma, Lucier), et invitée à donner des cours au Hunter College, CUNY, elle retourne aux Etats-Unis, et s’installe à Crompond, NY. Elle est professeur émérite au Vassar College.</text:span></text:p>
      <text:p text:style-name="P126"><text:span text:style-name="T31">Dur</text:span><text:span text:style-name="T31">ant les années ’60, elle a collaboré avec des poètes sonores, chorégraphes et artistes visuels. Elle a également créé un nombre de pièces comme les Glass Concerts, découvrant une fascination qui ne l’a pas quittée depuis, pour le timbre et les nouvelles sources sonores. Durant les années ’70 et '80, elle s’est tournée vers un travail de performance, se concentrant sur des sons environnementaux et récits de vie, faisant généralement appel à des appareils low-tech.</text:span></text:p>
      <text:p text:style-name="P126"><text:span text:style-name="T31">Depuis le début des années ‘90, elle a écrit pour plusieurs ensembles et performers solo, incluant souvent des éléments électroniques et visuels. Elle a récemment réalisé Vortex, une œuvre demandée par Bang on a Can pour les All-Stars; une installation de son surround, A Sound Map of the Danube; Gone!, oeuvre dans laquelle une boîte à musique en forme de petit piano, attachée à 20 ballons gonflés à l’hélium, est lâchée au-dessus du public. </text:span><text:span text:style-name="T28">Jitterbug</text:span><text:span text:style-name="T31">, commandée par la Merce Cunningham Dance Company pour la chorégraphie eyeSpace, comprend des enregistrements d’insectes aquatiques de Lockwood, et deux musiciens improvisant sur base de photographies de surfaces de rocs. Pour la pièce In Our Name, ce sont des poèmes écrits par trois prisonniers de Guantanamo Bay qui sont utilisés, une collaboration avec Thomas Buckner pour le baryton, le violoncelle et la cassette.</text:span></text:p>
      <text:p text:style-name="P81"><text:span text:style-name="T77">Nombre de ses productions ont été enregistrées, sur les labels Lovely, XI, Mutable, Pogus, EM Records (Japan), Rattle Records, Soundz Fine (NZ), Harmonia Mundi et Ambitus. </text:span><text:span text:style-name="T80">Elle a reçu le Henry Cowell Award 2007.</text:span></text:p>
      <text:p text:style-name="P84"/>
      <text:p text:style-name="P22"><text:span text:style-name="T49">http://</text:span><text:a xlink:type="simple" xlink:href="http://www.annealockwood.com/">www.annealockwood.com</text:a></text:p>
      <text:p text:style-name="P21"/>
      <text:p text:style-name="P21">PT</text:p>
      <text:p text:style-name="P27">Notes on Field Recording:</text:p>
      <text:p text:style-name="P28"/>
      <text:p text:style-name="P28">Field recording is a solitary activity for me. It is intimate and meditative, my way of</text:p>
      <text:p text:style-name="P28">recognising/reinforcing my deep connection to the world around me. Although I have incorporated field recordings in many pieces since the 1970s, ( for example Tiger Balm, Delta Run, Duende), it is my sound maps of rivers which are most completely grounded in the practice: A Sound Map of the Hudson River (1982), A Sound Map of the Danube (2005), A Sound Map of the Housatonic River (2010). These sound maps are a process of exploration: exploration of a phenomenon - moving water, of the environments it shapes, of people’s connection to rivers, of my own connection to rivers. The experience of field recording as exploration seems common to many of us; I think of the superb work of Steven Feld, Hildegard Westerkamp, David Dunn, Sam Auinger, Yolande Harris. </text:p>
      <text:p text:style-name="P28"/>
      <text:p text:style-name="P13"><text:span text:style-name="T23">When working on a river I select sites ‘by ear’, searching out unfamiliar water textures, then quieting myself internally so that I can hear deeply into the details of that texture and feel the river’s energy at that particular location. Beyond rather minimal use of equalization and editing I don’t process these recordings; after selecting sites I weave them into a continuous flow, varying their durations, the pacing </text:span><text:span text:style-name="T23">of the transitions between sites and of spatial movement amongst the speakers. I want to bring these sounds to listeners as directly as possible, so I try to reduce awareness of my composing presence in the work. The installation design is kept simple, the focus firmly on the aural - <text:s/>there is a wall map, a time display allowing listeners to identify sites, sometimes river rocks. <text:s/>My intention is not to document a particular river or my own experience of it, but to induce a sense of immersion in its energy flow, and a visceral recognition of its power. <text:s/></text:span><text:span text:style-name="T4"><text:s text:c="2"/></text:span></text:p>
      <text:p text:style-name="P12"><text:soft-page-break/></text:p>
      <text:p text:style-name="P12"/>
      <text:p text:style-name="P2">19:30 Els Viaene (B)</text:p>
      <text:p text:style-name="P12"/>
      <text:p text:style-name="P15">Image: zie mail</text:p>
      <text:p text:style-name="P20"><text:span text:style-name="T64">Titre</text:span><text:span text:style-name="T20">: </text:span><text:span text:style-name="T22">le</text:span><text:span text:style-name="T21"> temps immobile</text:span></text:p>
      <text:p text:style-name="P12"/>
      <text:p text:style-name="P12">BIO</text:p>
      <text:p text:style-name="P21"><text:span text:style-name="T51">Els Viaene started her work as a sound artist / field recordist in 2001. With a set-up of two small </text:span><text:span text:style-name="T51">microphones she listens, zooms into and enlarges the aural landscapes surrounding us. The natural rhythms and textures of the sounds hidden in those landscapes form the basis of her work.</text:span></text:p>
      <text:p text:style-name="P12">Working on these sound materials for performances, sound compositions or installations she makes the listeners travel in imaginary and organic environments.</text:p>
      <text:p text:style-name="P12">Through the specific use and set-up of sound within a space her installations create new spaces within existing ones, either emphasizing or making dissapear the physical borders of that space. In doing so she often plays with the notions of seeing and hearing, the perception of what we see and hear and how both interfere.</text:p>
      <text:p text:style-name="P12"/>
      <text:p text:style-name="P12">Geluidsartieste Els Viaene startte als reportage- en documentairemaakster voor de nationale radio. Later zal dat auditieve landschap zich uitbreiden tot een meer abstracte benadering van het materiaal. Het gehele klankuniversum wordt haar favoriete habitat. Het zijn de rijke structuren en natuurlijke ritmes van deze ‘found materials’ en ‘fieldrecordings’ die de muzikale scores vormen van haar werken. Werkende met deze klankmaterialen voor composities, live performances of architecturale installaties, laat ze de luisteraar reizen in denkbeeldige natuurlijke en organische omgevingen. In haar installaties worden door het specifieke gebruik en opstelling van de klank nieuwe ruimtes gecreeërd in bestaande waarbij de fysieke begrenzingen van de ruimte lijken te verdwijnen of net extreem worden benadrukt. Vaak wordt er op die manier ook gespeeld met de begrippen zien en horen, de perceptie van wat we zien en horen en hoe beiden met elkaar interfereren.</text:p>
      <text:p text:style-name="P12"/>
      <text:p text:style-name="Standard_20__28_user_29_"><text:span text:style-name="T32">Els Viaene </text:span><text:span text:style-name="T32">a commencé sa carrière d’artiste sonore / field recordist en 2001. A l’aide de deux petits micros, elle écoute, agrandit et zoome sur les paysages auditifs nous entourant. Les rythmes naturels et textures des sons qui se dissimulent dans ces paysages forment la base de son travail. </text:span></text:p>
      <text:p text:style-name="P127">Travaillant sur ces matériaux sonores pour des performances, compositions sonores ou installations, elle fait voyager l’auditeur dans des environnements imaginaires et organiques. </text:p>
      <text:p text:style-name="P76"><text:span text:style-name="T73">A travers l’utilisation spécifique et la mise en place de sons à l’intérieur d’un espace, ses installations créent de nouveaux espaces </text:span><text:span text:style-name="T73">au sein de ceux existants, en soulignant les limites physiques de ces espace, ou au contraire, en les faisant disparaître. Ce faisant, elle joue souvent avec les notions de vision et d’écoute, la perception de ce que nous voyons et entendons, et comment elles interfèrent l’une avec l’autre.</text:span></text:p>
      <text:p text:style-name="P86"/>
      <text:p text:style-name="P10"><text:a xlink:type="simple" xlink:href="http://www.aurallandscape.net/"><text:span text:style-name="T18">www.aurallandscape.net</text:span></text:a></text:p>
      <text:p text:style-name="P12"/>
      <text:p text:style-name="P12">PT</text:p>
      <text:p text:style-name="P12">Field recordings _ the aural landscape</text:p>
      <text:p text:style-name="P12"/>
      <text:p text:style-name="P12">I have always used the term field recordings when I talk about the core of my work. Mainly because it was the most commonly used word to indicate the use of sounds surrounding us. If you think about it more in detail one should of course be more careful or precise in describing the kind of sounds used.</text:p>
      <text:p text:style-name="P12">As the term is almost constantly used now in all styles of music and sound art I have, over the last year(s), been thinking about a more precise terminology. </text:p>
      <text:p text:style-name="P12">I chose the name aural landscape for my website as it says perfectly what I'm interested in: the sounds surrounding us in all kinds of different landscapes, situations and shapes. </text:p>
      <text:p text:style-name="P12">When I started recording sounds I was mostly interested in the details; zooming in, making close-ups of very textured sounds. I was not interested in capturing reality as it sounds to us. I would place my microphones as to influence and change the characteristics of the sound. </text:p>
      <text:p text:style-name="P12">Only after an intense recording week with a group of sound artists in the Brazilian Amazon forest <text:s/>I noticed a shift in how I approached the aural landscape and how I used the recordings afterwards. All of a sudden I was in the middle of an incredibly layered, dense and complex sound environment. A place where every moment of the day has his own very specific soundscape. I had no choice (and was happy about that) but to just place the microphone, leave it out there for a couple of hours and record the general environment. Afterwards I felt no interest in processing the material. The experience and the sounds were so intense that it forced me to look for a way to immerse the public in a similar situation. As good as the recordings were, playing them back on speakers would never create the same impact. Normally sound recordings stay for a while in my archive and get picked up later when I have some distance. When I use them in a composition it will always be the memory of that recording that will intuitively guide me and get woven into the end result. I process the sounds and combine them with digitally processed sounds emphasising certain natural textures, rhythms or tones of the original recordings. </text:p>
      <text:p text:style-name="P12">None of this would have had a satisfying result in the Amazon recordings. I rather prefer to give my own <text:soft-page-break/>twist to recordings to let them communicate in an inspiring way with the public.</text:p>
      <text:p text:style-name="P12">As a result I built a sculpture whose shape was based on the GPS drawing of our walk and was filled with water. Audiences were invited to drop an underwater microphone into the water and move it through the sculpture. The recorded sounds of the Amazon forest were transmitted through the water to the microphone and the audience's headphones. Since then I've been very interested in searching for new ways to create a kind of direct physical contact between the listener and the sound as it proved that people got completely immersed in another sound environment.</text:p>
      <text:p text:style-name="P2"/>
      <text:p text:style-name="P2"/>
      <text:p text:style-name="P2">20.30 Michael Pisaro (US)</text:p>
      <text:p text:style-name="P2"/>
      <text:p text:style-name="P34">Image: zie mail</text:p>
      <text:p text:style-name="P21">Titre: <text:span text:style-name="T70">'</text:span><text:span text:style-name="T12">flussaufwärts' for </text:span><text:span text:style-name="T10">guitar and tape</text:span></text:p>
      <text:p text:style-name="P136"/>
      <text:p text:style-name="P34">BIO </text:p>
      <text:p text:style-name="P49"><text:span text:style-name="T62">Michael Pisaro was born in Buffalo in 1961. He is a composer and </text:span><text:span text:style-name="T51">guitarist, a member of the Wandelweiser Composers Ensemble, founder and director of the Experimental Music Workshop and the Dog Star Orchestra, and curator of the record label, Gravity Wave. He is Roy E. Disney Family Chair in Music Composition of Music Composition at the California Institute of the Arts near Los Angeles.</text:span></text:p>
      <text:p text:style-name="P2"/>
      <text:p text:style-name="P2"><text:span text:style-name="T26">Michael Pisaro is geboren in Buffalo in 1961. Deze componist en gitarist is lid van het Wandelweiser Composers Ensemble, oprichter en directeur van de Experimental Music Workshop en de Dog Star Orchestra, en curator van het opnamelabel Gravity Wave. </text:span><text:span text:style-name="T27">Pisaro is een Roy E. Disney Family Chair in Music Composition aan het California Institute of the Arts nabij Los Angeles.</text:span></text:p>
      <text:p text:style-name="P2"/>
      <text:p text:style-name="P85"><text:span text:style-name="T34">Michael Pisaro </text:span><text:span text:style-name="T34">est né à Buffalo en 1961. Compositeur et guitariste, il est membre du Wandelweiser Composers Ensemble, fondateur et directeur du Experimental Music Workshop et du Dog Star Orchestra, et curateur du label Gravity Wave. Il possède la chaire Roy E. Disney Family en composition musicale du California Institute of the Arts, non loin de Los Angeles.</text:span></text:p>
      <text:p text:style-name="P2"/>
      <text:p text:style-name="P21">http://www.timescraper.de/pisaro/</text:p>
      <text:p text:style-name="P2"/>
      <text:p text:style-name="P21">PT</text:p>
      <text:p text:style-name="P23">My interest in field recordings stems from the use of the recording device as a way of appreciating what Gernot Böhme has called “atmospheres”: that is, environments which, through the accumulation of apparently infinite sensory stimulus, come to feel like something. Böhme thinks this feeling, whatever it might be, is the human being’s best way of capturing this detail for himself. The microphone records</text:p>
      <text:p text:style-name="P24">some part of this sensory information (i.e., what it is able to register from the sounding environment) and allows us to re-experience it as many times as we want. I feel I have learned through this method many things about how these complex sound combinations behave … and see this as a persistent jumping off point for composed work.</text:p>
      <text:p text:style-name="P24"/>
      <text:p text:style-name="P24"/>
      <text:p text:style-name="P2">21.30 Pauwel De Buck (B)</text:p>
      <text:p text:style-name="P12"/>
      <text:p text:style-name="P12">Image: zie mail</text:p>
      <text:p text:style-name="P14">Titre: ?</text:p>
      <text:p text:style-name="P12"/>
      <text:p text:style-name="P12">BIO</text:p>
      <text:p text:style-name="P12">Pauwel De Buck is a soundartist living and working in Ghent, Belgium. His soundworks have been</text:p>
      <text:p text:style-name="P12">presented in installations as well as in performances. He utilizes location recordings of the urban</text:p>
      <text:p text:style-name="P12">environment to combine them with analogue electronic sounds. The end result is as much time</text:p>
      <text:p text:style-name="P12">based as it is sculptural and spatial. The work traverse between concrete sound environments and</text:p>
      <text:p text:style-name="P12">abstract sonic spaces. Pauwel De Buck participated in residencies, performed his work in Belgium, The Netherlands, Germany and the USA. Made installations, soundtracks for various purposes. His sound works are released at the London Based Entr'acte label.</text:p>
      <text:p text:style-name="P17"/>
      <text:p text:style-name="P12">Pauwel De Buck is een geluidskunstenaar die leeft en werkt in Gent, België. Zijn werken worden</text:p>
      <text:p text:style-name="P12">gepresenteerd in installaties zowel als in performances. Hij combineert specifieke veldopnames,</text:p>
      <text:p text:style-name="P12">meestal onttrokken uit stedelijke omgevingen, met elektronisch gegenereerde klanken. Deze</text:p>
      <text:p text:style-name="P12">werkmethode uit zich in een zowel tijdgebonden als sculpturaal en ruimtelijk resultaat.</text:p>
      <text:p text:style-name="P12">Pauwel De buck participeerde in residenties, deed performances in Belgie, Nederland, Duitsland en</text:p>
      <text:p text:style-name="P17">de USA. Zijn werk wordt utgebracht op het Londonse Entr'acte label.</text:p>
      <text:p text:style-name="P17"/>
      <text:p text:style-name="Standard_20__28_user_29_"><text:span text:style-name="T71">Pauwel De Buck </text:span><text:span text:style-name="T71">est un artiste sonore vivant et travaillant à Gand, en Belgique. Ses travaux sonores ont été présentés en installations aussi bien qu’en performances. Il utilise des enregistrements de l’environnement urbain et les combine avec des sons électroniques analogiques. Le résultat final est à la fois axé sur le temps, tout en étant sculptural et spatial. Son travail oscille entre environnements </text:span><text:soft-page-break/><text:span text:style-name="T71">sonores concrets et espaces soniques abstraits.</text:span></text:p>
      <text:p text:style-name="P78"><text:span text:style-name="T73">Pauwel De Buck </text:span><text:span text:style-name="T73">a participé à des résidences, et son travail a été montré en Belgique, aux Pays-Bas, en Allemagne et aux Etats-Unis. Il a également réalisé des installations et des soundtracks à diverses occasions. Ses travaux sonores sont publiés sur le label londonien Entr'acte.</text:span></text:p>
      <text:p text:style-name="P17"/>
      <text:p text:style-name="P17">http://pauweldebuck.yolasite.com/</text:p>
      <text:p text:style-name="P17"/>
      <text:p text:style-name="P17">PT</text:p>
      <text:p text:style-name="P17">My fascination for sounds and the use of field recording arose during my studies at the academy of fine arts. This situation was, and still is, very important for my approach to this medium. My ideas, working methods and presentations very closely relate to installation and performance art.</text:p>
      <text:p text:style-name="P12"/>
      <text:p text:style-name="P12">Sound as a plastic means in an artistic context is an intuitive choice for me. Active listening allows me to experience my environment in a more clear and better way. In this I see a reflection of how our society moves and changes. It is the artist’s luxury to observe these changes and reflect on them. The action of capturing, of making a recording, is in this respect not merely registration, but actually the starting point of a creative process.</text:p>
      <text:p text:style-name="P12"/>
      <text:p text:style-name="P12">The combination of technology and imagination makes it possible to structure and analyse the vast amount of sounds that surround us, and can then be processed into new surrealist situations. This process is a single yet constant flux of movement, an experience in which different recordings are played over one another, mixed, transformed and recaptured. Little by little new textures and connections are formed, that are placed in a bigger framework. This frame forms the basis for the final result, taking on different shapes.</text:p>
      <text:p text:style-name="P12"/>
      <text:p text:style-name="P2">Zaterdag/Samedi 15/10/11 Q-O2</text:p>
      <text:p text:style-name="P2"/>
      <text:p text:style-name="P2">14:00 <text:span text:style-name="T70">artist talks</text:span></text:p>
      <text:p text:style-name="P2"/>
      <text:p text:style-name="P146">(ENG) The combination of technology and imagination makes it possible to structure and analyse the vast amount of sounds that surround us, and can then be processed into new surrealist situations. This process is a single yet constant flux of movement, an experience in which different recordings are played over one another, mixed, transformed and recaptured. Little by little new textures and connections are formed, that are placed in a bigger framework. This frame forms the basis for the final result, taking on different shapes.</text:p>
      <text:p text:style-name="P21"/>
      <text:p text:style-name="P146">(NL) The combination of technology and imagination makes it possible to structure and analyse the vast amount of sounds that surround us, and can then be processed into new surrealist situations. This process is a single yet constant flux of movement, an experience in which different recordings are played over one another, mixed, transformed and recaptured. Little by little new textures and connections are formed, that are placed in a bigger framework. This frame forms the basis for the final result, taking on different shapes.</text:p>
      <text:p text:style-name="P146"/>
      <text:p text:style-name="P146">(FR) The combination of technology and imagination makes it possible to structure and analyse the vast amount of sounds that surround us, and can then be processed into new surrealist situations. This process is a single yet constant flux of movement, an experience in which different recordings are played over one another, mixed, transformed and recaptured. Little by little new textures and connections are formed, that are placed in a bigger framework. This frame forms the basis for the final result, taking on different shapes.</text:p>
      <text:p text:style-name="P21"/>
      <text:p text:style-name="P21"/>
      <text:p text:style-name="P2">16:15 Toshiya Tsunoda (JP) (video)</text:p>
      <text:p text:style-name="P2"/>
      <text:p text:style-name="P14">Image</text:p>
      <text:p text:style-name="P33">Titre: ?</text:p>
      <text:p text:style-name="P144"><text:span text:style-name="T37"/></text:p>
      <text:p text:style-name="P34">BIO </text:p>
      <text:p text:style-name="P60">Japanese composer Toshiya Tsunoda (1964) has introduced innovative concepts in the arts of "field recording" and of "collage". His field recordings consist in capturing the sound of inert matter, which sounds like a contradiction until one studies Physics and realizes that everything radiates vibrations. Each object has a "sound": it is just a matter of finding a way to render that sound so that it can be appreciated by the human ear. Tsunoda's music is thus one of minimal subsonic vibrations. It is also one of extremely conscientious cut-up: sonic events are pasted together in a carefully choreographed design. Finally, Tsunoda's music is also poetry, because, far from being a mere scientist collecting specimen, the artist carefully his creatures so to concentrate the lyrical power of the world we inhabit.</text:p>
      <text:p text:style-name="P21"/>
      <text:p text:style-name="P71">(NL) Japanese composer Toshiya Tsunoda (1964) has introduced innovative concepts in the arts of "field recording" and of "collage". His field recordings consist in capturing the sound of inert matter, which sounds like a contradiction until one studies Physics and realizes that everything radiates <text:soft-page-break/>vibrations. Each object has a "sound": it is just a matter of finding a way to render that sound so that it can be appreciated by the human ear. Tsunoda's music is thus one of minimal subsonic vibrations. It is also one of extremely conscientious cut-up: sonic events are pasted together in a carefully choreographed design. Finally, Tsunoda's music is also poetry, because, far from being a mere scientist collecting specimen, the artist carefully his creatures so to concentrate the lyrical power of the world we inhabit.</text:p>
      <text:p text:style-name="P71"/>
      <text:p text:style-name="P71">(FR) Japanese composer Toshiya Tsunoda (1964) has introduced innovative concepts in the arts of "field recording" and of "collage". His field recordings consist in capturing the sound of inert matter, which sounds like a contradiction until one studies Physics and realizes that everything radiates vibrations. Each object has a "sound": it is just a matter of finding a way to render that sound so that it can be appreciated by the human ear. Tsunoda's music is thus one of minimal subsonic vibrations. It is also one of extremely conscientious cut-up: sonic events are pasted together in a carefully choreographed design. Finally, Tsunoda's music is also poetry, because, far from being a mere scientist collecting specimen, the artist carefully his creatures so to concentrate the lyrical power of the world we inhabit.</text:p>
      <text:p text:style-name="P21"/>
      <text:p text:style-name="P138">PT </text:p>
      <text:p text:style-name="P50"><text:span text:style-name="T63">"My field recordings feature the transmission of vibrations, and any </text:span>location can be interesting. The question is what is happening in actual vibrations in a specific place. I picked several different locations and repeated recordings to see the depth of activity, which has slight differences every time. Any particular place forms a pattern of vibrations that is specific to the place depending on the physical condition of the space. By seeking the point for recording, I search for the nature of the place. There are various movements of waves such as resonance, interference and overtone happening everywhere. This phenomenon is very interesting. </text:p>
      <text:p text:style-name="P90"/>
      <text:p text:style-name="P90">If I use a contact microphone, I can observe the vibration transmitting inside an object. A vibration changes its behavior depending on the object that the vibration transmits. Also, vibrations are easily affected by temperature and humidity. A vibration that transmits from a solid object is not a vibration of sound or air, so we cannot listen to it. But it might be unnatural to identify a wave movement with its medium. Rather, it is better to focus on the interaction between the vibration and the sound. Sometimes I find some unknown vibration was resonant at a high level later, though I did not notice it at the place at all. </text:p>
      <text:p text:style-name="P90"/>
      <text:p text:style-name="P90">We grasp a place or a space conceptually as a map or a model. But when we observe a vibration, every space is constantly trembling. If we pay attention to the behavior of the vibration, some new phenomenon different from the conceptual map will emerge. What kind of condition is ongoing at a metal fence, on the surface of pavement, in a narrow passage or inside a pipe? Is it a secondary incident that is like a by-product of the space, or is it considered to be a nature of the space itself? This question fascinated me and drove me into recordings. By fixing the vibration on a tape, I can make a catalog of phenomena that transmit the actual space. This is my field recording works."</text:p>
      <text:p text:style-name="P90">(Translation by Yuko Zama)</text:p>
      <text:p text:style-name="P3"/>
      <text:p text:style-name="P2">16:45 Manfred Werder (CH)</text:p>
      <text:p text:style-name="P12"/>
      <text:p text:style-name="P12">Image: zie mail + image index!</text:p>
      <text:p text:style-name="P12">Titre: '<text:span text:style-name="T10">2011/4'</text:span></text:p>
      <text:p text:style-name="P12"/>
      <text:p text:style-name="P12"><text:span text:style-name="T35">BIO</text:span></text:p>
      <text:p text:style-name="P74">Composer, performer, curator, lives in situ.</text:p>
      <text:p text:style-name="P119">Manfred Werder focuses on possibilities of rendering the practices regarding composition and field. </text:p>
      <text:p text:style-name="P119">His recent scores have featured either found sentences from poetry and philosophy, or found words from whatever impacts.</text:p>
      <text:p text:style-name="P119">His performances, both indoors and outdoors, aim at letting appear the world’s natural abundance. </text:p>
      <text:p text:style-name="P120"><text:span text:style-name="T44">Earlier works include </text:span><text:span text:style-name="T45">stück 1998</text:span><text:span text:style-name="T44">, a 4000 page score whose nonrecurring and intermittent performative realization has been ongoing since December 1997.</text:span></text:p>
      <text:p text:style-name="P119"/>
      <text:p text:style-name="P75">(NL) Composer, performer, curator, lives in situ.</text:p>
      <text:p text:style-name="P121">Manfred Werder focuses on possibilities of rendering the practices regarding composition and field. </text:p>
      <text:p text:style-name="P121">His recent scores have featured either found sentences from poetry and philosophy, or found words from whatever impacts.</text:p>
      <text:p text:style-name="P121">His performances, both indoors and outdoors, aim at letting appear the world’s natural abundance. </text:p>
      <text:p text:style-name="P122"><text:span text:style-name="T44">Earlier works include </text:span><text:span text:style-name="T45">stück 1998</text:span><text:span text:style-name="T44">, a 4000 page score whose nonrecurring and intermittent performative realization has been ongoing since December 1997.</text:span></text:p>
      <text:p text:style-name="P121"/>
      <text:p text:style-name="P75">(FR) Composer, performer, curator, lives in situ.</text:p>
      <text:p text:style-name="P121">Manfred Werder focuses on possibilities of rendering the practices regarding composition and field. </text:p>
      <text:p text:style-name="P121">His recent scores have featured either found sentences from poetry and philosophy, or found words from whatever impacts.</text:p>
      <text:p text:style-name="P121"><text:soft-page-break/>His performances, both indoors and outdoors, aim at letting appear the world’s natural abundance. </text:p>
      <text:p text:style-name="P122"><text:span text:style-name="T44">Earlier works include </text:span><text:span text:style-name="T45">stück 1998</text:span><text:span text:style-name="T44">, a 4000 page score whose nonrecurring and intermittent performative realization has been ongoing since December 1997.</text:span></text:p>
      <text:p text:style-name="P119"/>
      <text:p text:style-name="P119">http://manfred-werder.blogspot.com/</text:p>
      <text:p text:style-name="P125"/>
      <text:p text:style-name="P12">PT: </text:p>
      <text:p text:style-name="P12">THE FIELD</text:p>
      <text:p text:style-name="P140">Le pré, aussi, est une façon d'être. Décidons de nous y laisser aller, aujourd'hui.</text:p>
      <text:p text:style-name="P12"><text:span text:style-name="T44">The field, as well, is </text:span><text:span text:style-name="T44">a way of being</text:span><text:span text:style-name="T44">. Let's decide to </text:span><text:span text:style-name="T44">drift</text:span> <text:span text:style-name="T44">there, today.</text:span></text:p>
      <text:p text:style-name="P12"><text:span text:style-name="T44">(Francis Ponge: </text:span><text:span text:style-name="T44">La Fabrique du Pré</text:span> <text:span text:style-name="T44">(Paris, le 22 octobre 1960), 1971) </text:span><text:span text:style-name="T46">(transl. MW)</text:span></text:p>
      <text:p text:style-name="P12"/>
      <text:p text:style-name="P12">nature has unconditioned reality</text:p>
      <text:p text:style-name="P12"><text:span text:style-name="T44">(Schelling, 1799; cit.: Iain Hamilton Grant, </text:span><text:span text:style-name="T44">Philosophies of Nature after Schelling</text:span><text:span text:style-name="T44">, 2008, p 21)</text:span></text:p>
      <text:p text:style-name="P12"/>
      <text:p text:style-name="P12"><text:span text:style-name="T44">I propose the </text:span><text:span text:style-name="T44">field</text:span> <text:span text:style-name="T44">not to be a 'material'.</text:span></text:p>
      <text:p text:style-name="P12">'Material' would be that what a phenomenological assumption once more identifies as isolated objects to be perceived.</text:p>
      <text:p text:style-name="P12"/>
      <text:p text:style-name="P12"><text:span text:style-name="T44">'Silence' has been one method of breaking this phenomenological assumption: The experienced </text:span><text:span text:style-name="T44">extensions of the places of performance have definitely provoked the </text:span><text:span text:style-name="T44">field </text:span><text:span text:style-name="T44">to be of central concern.</text:span></text:p>
      <text:p text:style-name="P12"/>
      <text:p text:style-name="P12">We could identify 'material' with Kant as the world's appearance for us. </text:p>
      <text:p text:style-name="P12"/>
      <text:p text:style-name="P12">How can we think the extension of a place not exclusively projected/experienced by a limited group of privileged subjects (performers and audience)?</text:p>
      <text:p text:style-name="P12"/>
      <text:p text:style-name="P12">The extension of a place where all is permanently drifting in its own right. </text:p>
      <text:p text:style-name="P12">The intrinsic reality of a situation.</text:p>
      <text:p text:style-name="P12">All is permanently drifting, thus we might say: There is no outside the performative.</text:p>
      <text:p text:style-name="P12"/>
      <text:p text:style-name="P12">I don't talk of predicates (variables, characteristics, properties) of a world (they describe the world's appearances for me) but I do of the world's mere operating.</text:p>
      <text:p text:style-name="P12"/>
      <text:p text:style-name="P12"><text:span text:style-name="T44">There is no outside the </text:span><text:span text:style-name="T44">field</text:span><text:span text:style-name="T44">. It also includes the digital silence in the editing of a 'recording' as a possible frame, as far as it unconditions this specific reality, as one conceptual form of the </text:span><text:span text:style-name="T44">field</text:span><text:span text:style-name="T44">.</text:span></text:p>
      <text:p text:style-name="P12"/>
      <text:p text:style-name="P12">Personally I prefer not having the human subject privileged in its relation to the world. </text:p>
      <text:p text:style-name="P12">A spider is integrating parts of my body in its cobweb.</text:p>
      <text:p text:style-name="P12"/>
      <text:p text:style-name="P12"><text:span text:style-name="T44">The </text:span><text:span text:style-name="T44">field</text:span><text:span text:style-name="T44">: Be it </text:span><text:span text:style-name="T44">unconditioned reality</text:span><text:span text:style-name="T44">.</text:span></text:p>
      <text:p text:style-name="P12"/>
      <text:p text:style-name="P2">17:30 Lee Patterson (GB)</text:p>
      <text:p text:style-name="P2"/>
      <text:p text:style-name="P14">Image</text:p>
      <text:p text:style-name="P33">Titre: ?</text:p>
      <text:p text:style-name="P12"/>
      <text:p text:style-name="P34">BIO </text:p>
      <text:p text:style-name="P61">Working across various forms, including improvised music, field recording, film soundtrack and installation, Lee Patterson attempts to understand his surroundings through different ways of listening.</text:p>
      <text:p text:style-name="P106">Characterised by revealing subliminal and barely audible sound materials within commonplace things, his unorthodox approach to generating sound has led to collaborations with a host of international artists and musicians. Recent CD releases include Egg Fry #2, Midhopestones, with Phil Minton, Michel Doneda, Louisa Martin and Rhodri Davies; Bouy with Paul Vogel and Phil Durrant, and Terrain with Graham Halliwell.  His premier solo disc, Seven Vignettes was released in May 2009.</text:p>
      <text:p text:style-name="P106">Born in the east of England in 1971, he resides and works in Prestwich near Manchester.</text:p>
      <text:p text:style-name="P67"/>
      <text:p text:style-name="P72">(NL) Working across various forms, including improvised music, field recording, film soundtrack and installation, Lee Patterson attempts to understand his surroundings through different ways of listening.</text:p>
      <text:p text:style-name="P105">Characterised by revealing subliminal and barely audible sound materials within commonplace things, his unorthodox approach to generating sound has led to collaborations with a host of international artists and musicians. Recent CD releases include Egg Fry #2, Midhopestones, with Phil Minton, Michel Doneda, Louisa Martin and Rhodri Davies; Bouy with Paul Vogel and Phil Durrant, and Terrain with Graham Halliwell.  His premier solo disc, Seven Vignettes was released in May 2009.</text:p>
      <text:p text:style-name="P145">Born in the east of England in 1971, he resides and works in Prestwich near Manchester.</text:p>
      <text:p text:style-name="P145"/>
      <text:p text:style-name="P72">(FR) Working across various forms, including improvised music, field recording, film soundtrack and installation, Lee Patterson attempts to understand his surroundings through different ways of listening.</text:p>
      <text:p text:style-name="P105"><text:soft-page-break/>Characterised by revealing subliminal and barely audible sound materials within commonplace things, his unorthodox approach to generating sound has led to collaborations with a host of international artists and musicians. Recent CD releases include Egg Fry #2, Midhopestones, with Phil Minton, Michel Doneda, Louisa Martin and Rhodri Davies; Bouy with Paul Vogel and Phil Durrant, and Terrain with Graham Halliwell.  His premier solo disc, Seven Vignettes was released in May 2009.</text:p>
      <text:p text:style-name="P145">Born in the east of England in 1971, he resides and works in Prestwich near Manchester.</text:p>
      <text:p text:style-name="P145"/>
      <text:p text:style-name="P131">http://www.myspace.com/therealleepatterson</text:p>
      <text:p text:style-name="P21"/>
      <text:p text:style-name="P34">PT </text:p>
      <text:p text:style-name="P97">If recent technologies allow the entire world and beyond to be considered as the studio, the term ‘field’ is a strange, almost redundant prefix to the word ‘recording’. </text:p>
      <text:p text:style-name="P97">Intended to denote recording activities outside of a controlled studio environment, it implies the chaotic, the uncontrollably noisy and the found. </text:p>
      <text:p text:style-name="P97">Yet the environmental recordist can learn how to access the wild, takes the time and patience to learn how to harness elemental interactions as sonic or musical instruments and finds ways to minimise interference or to invert the very idea of noise via some Cagean strategy or other.</text:p>
      <text:p text:style-name="P97"/>
      <text:p text:style-name="P97">Many sounds occur as the result of often complex interactions between the different elemental states of earth, air, fire and water. The sounds associated with water are not that of the water itself, but of the millions of air bubbles that oscillate within the aqueous medium, likewise, the quintessential sounds of wind are not those of moving air, but the energy of that air as it meets solid objects such as buildings, wires, grass etc., and is changed by such acoustic transducers. </text:p>
      <text:p text:style-name="P97">So sound is the result of energy transduction, the transmogrification of one form into another. And its pursuit is alchemical practice, because as such, it ultimately transforms the practitioner through the shifts in understanding gained by listening.</text:p>
      <text:p text:style-name="P97"/>
      <text:p text:style-name="P97">Nowadays, the studio and the field are more or less interchangeable. The field can be as big as the cosmos and as small as a nut or seed. The studio can be a beehive or ants nest, a pond or hard drive. But ultimately, both are places of inquiry where the pursuit of sound and listening transforms what one thinks to know of the world and therefore, what one thinks to know of oneself. </text:p>
      <text:p text:style-name="P34">So to return to the field, it isn’t necessarily just a location for recording, but a space for personal change and the microphone and recording apparatus, the crucible for such exploration.</text:p>
      <text:p text:style-name="P9"/>
      <text:p text:style-name="P2">--------</text:p>
      <text:p text:style-name="P2">20:00 Jez riley French (GB)</text:p>
      <text:p text:style-name="P2"/>
      <text:p text:style-name="P34">Image: zie mail</text:p>
      <text:p text:style-name="P21">Titre: '<text:span text:style-name="T58">resonances / residences (bruxelles 2011)'</text:span></text:p>
      <text:p text:style-name="P137"/>
      <text:p text:style-name="P30">BIO </text:p>
      <text:p text:style-name="P40">Using intuitive composition, field recording, improvisation and photography, Jez riley French has been exploring his enjoyment of detail, simplicity and his emotive response to places and situations for the past 3 decades.</text:p>
      <text:p text:style-name="P40">Alongside solo performances and exhibitions he collaborates with other artists, runs the ‘in place’ project on field recording – a subject on which he also lectures, organizes the ‘seeds &amp; bridges’ event series and runs the ‘engraved glass’ label.</text:p>
      <text:p text:style-name="P22"><text:span text:style-name="T52">In recent years Jez has been working extensively on recordings of surfaces and architectural spaces, some results of which make up the ‘</text:span><text:span text:style-name="T52">....audible silence’ </text:span><text:span text:style-name="T52">edition and has also been developing the concept of photographic scores.</text:span></text:p>
      <text:p text:style-name="P40">2011 will see Jez performing, presenting &amp; installing work in Tokyo (museum of contemporary art), Kyoto, Nara, Seoul (Mullae art space), Italy, Belgium &amp; London (goldsmiths).</text:p>
      <text:p text:style-name="P41"/>
      <text:p text:style-name="P94">Reeds 30 jaar werkt Jez riley French rond intuïtieve compositie, field recording, improvisatie en fotografie met voorliefde voor detail en eenvoud en vertrekkend van zijn emotionele reacties op plaatsen en situaties.</text:p>
      <text:p text:style-name="P94">Naast zijn solovoorstellingen en eigen tentoonstellingen, werkt hij ook samen met andere artiesten, begeleidt hij het project ‘in place’ rond field recording (een thema waarover hij ook lezingen geeft), organiseert hij de reeks ‘seeds &amp; bridges’ events en beheert hij het label ‘engraved glass’.</text:p>
      <text:p text:style-name="P94">De afgelopen jaren heeft Jez intensief gewerkt aan de opnames van oppervlakken en architecturale ruimtes, waarvan er een aantal deel uitmaken van de uitgave ‘....audible silence’. Daarnaast ontwikkelde hij het concept van fotografische partituren.</text:p>
      <text:p text:style-name="P54">In 2011 trekt Jez met zijn werk naar Tokio (museum van hedendaagse kunst), Kyoto, Nara, Seoul (Mullae art space), Italië, België &amp; Londen (goldsmiths).</text:p>
      <text:p text:style-name="P54"/>
      <text:p text:style-name="P126"><text:span text:style-name="T33">Faisant appel à la composition intuitive, au </text:span><text:span text:style-name="T33">field recording, à l’improvisation et à la photographie, Jez riley French a exploré son plaisir du détail, de la simplicité, et sa réponse émotionnelle aux lieux et situations au cours des trois dernières décennies.</text:span></text:p>
      <text:p text:style-name="P126"><text:span text:style-name="T33">Tout en réalisant des performances solo et des expositions, il a collaboré avec d’autres artistes, gère le </text:span><text:soft-page-break/><text:span text:style-name="T33">projet ‘in place’ sur le </text:span><text:span text:style-name="T33">field recording – sujet sur lequel il donne également des cours - organise des événements ‘seeds &amp; bridges’, et gère le label ‘engraved glass’.</text:span></text:p>
      <text:p text:style-name="P126"><text:span text:style-name="T33">Ces dernières années, </text:span><text:span text:style-name="T33">Jez a travaillé en profondeur sur des enregistrements de surfaces et espaces architecturaux, certains d’entre eux ayant été utilisés pour l’édition de ‘....audible silence’, et il a également développé le concept de bandes son photographiques ou ‘photographic scores’.</text:span></text:p>
      <text:p text:style-name="P154">En 2011, Jez fera des performances, présentera et installera son travail à Tokyo (museum of contemporary art), Kyoto, Nara, Séoul (Mullae art space), en Italie, en Belgique et à Londres (goldsmiths).</text:p>
      <text:p text:style-name="P82"/>
      <text:p text:style-name="P83">http://jezrileyfrench.carbonmade.com/</text:p>
      <text:p text:style-name="P82"/>
      <text:p text:style-name="P41">PT</text:p>
      <text:p text:style-name="P40">‘I am fascinated and passionate about the infinite detail and expanding vistas of life around us, its sights and sounds, often overlooked or hidden. My creative output focuses on this never ending, joyous exploration via intuitive composition, conventional &amp; extended field recording techniques, photography &amp; photographic scores. The music / sound I create has evolved from improvisation to what I prefer to term 'intuitive composition' and has increasingly involved elements such as a love of audible silence &amp; stillness &amp; the empathy of compositional arcs. These evolved from my need to always remain open to my emotive, intuitive response to situations &amp; environments’ - JrF</text:p>
      <text:p text:style-name="P2"/>
      <text:p text:style-name="P2"/>
      <text:p text:style-name="P2">20:45 Jason Kahn (CH/US)</text:p>
      <text:p text:style-name="P2"/>
      <text:p text:style-name="P21">Image: zie mail</text:p>
      <text:p text:style-name="P21">Titre: '<text:span text:style-name="T10">In Place: Brussels (2011)'</text:span></text:p>
      <text:p text:style-name="P27"/>
      <text:p text:style-name="P35">BIO </text:p>
      <text:p text:style-name="P59">Born 1960, New York, USA.</text:p>
      <text:p text:style-name="P123">Composition, installations, percussion, electronics.</text:p>
      <text:p text:style-name="P123">Based in Zürich, Switzerland.</text:p>
      <text:p text:style-name="P123">Exhibitions and concerts in museums, galleries, art spaces, festivals and clubs throughout Europe, North and South America, Australia, Egypt, Hong Kong, India, Israel, Japan, Korea, Lebanon, Malaysia, Mexico, New Zealand, Russia, Singapore, Turkey and South Africa.</text:p>
      <text:p text:style-name="P123">Sound pieces for film, dance and radio.</text:p>
      <text:p text:style-name="P123">From 1997–2009 ran the CD label Cut. <text:s/></text:p>
      <text:p text:style-name="P151"/>
      <text:p text:style-name="P70">(NL) Born 1960, New York, USA.</text:p>
      <text:p text:style-name="P124">Composition, installations, percussion, electronics.</text:p>
      <text:p text:style-name="P124">Based in Zürich, Switzerland.</text:p>
      <text:p text:style-name="P124">Exhibitions and concerts in museums, galleries, art spaces, festivals and clubs throughout Europe, North and South America, Australia, Egypt, Hong Kong, India, Israel, Japan, Korea, Lebanon, Malaysia, Mexico, New Zealand, Russia, Singapore, Turkey and South Africa.</text:p>
      <text:p text:style-name="P124">Sound pieces for film, dance and radio.</text:p>
      <text:p text:style-name="P124">From 1997–2009 ran the CD label Cut. <text:s/></text:p>
      <text:p text:style-name="P124"/>
      <text:p text:style-name="P70">(FR) Born 1960, New York, USA.</text:p>
      <text:p text:style-name="P124">Composition, installations, percussion, electronics.</text:p>
      <text:p text:style-name="P124">Based in Zürich, Switzerland.</text:p>
      <text:p text:style-name="P124">Exhibitions and concerts in museums, galleries, art spaces, festivals and clubs throughout Europe, North and South America, Australia, Egypt, Hong Kong, India, Israel, Japan, Korea, Lebanon, Malaysia, Mexico, New Zealand, Russia, Singapore, Turkey and South Africa.</text:p>
      <text:p text:style-name="P124">Sound pieces for film, dance and radio.</text:p>
      <text:p text:style-name="P124">From 1997–2009 ran the CD label Cut. <text:s/></text:p>
      <text:p text:style-name="P151"/>
      <text:p text:style-name="P66"><text:a xlink:type="simple" xlink:href="http://jasonkahn.net/"><text:span text:style-name="T55">http://jasonkahn.net</text:span></text:a></text:p>
      <text:p text:style-name="P66"/>
      <text:p text:style-name="P28">PT</text:p>
      <text:p text:style-name="P29">It was 1993. I was living in Berlin and had managed to scrape together enough money to buy a DAT recorder and some binaural microphones from a shop nearby my house which was making them. Years before I had encountered the music of Pierre Henry, Pierre Schaeffer and Luc Ferrari. The way they employed sounds – any sounds – to be used as material in compositions was very inspiring for me. I came to music as a drummer in rock bands and had no formal background in composition, in the conventional sense of the word, nor in working with sounds in this concrete context. Around the time I managed to buy this recording equipment I also had the opportunity to use a friend's sampler, thus giving me the chance to arrange these sounds in crude compositions. Along side many percussion sounds I also slowly began to integrate recordings I'd made outside my studio. At that time I had never heard of the term “field recording” nor would I have ever thought that this endeavor would blossom into this whole movement or that I would be playing at a festival called Field Fest eighteen years later.</text:p>
      <text:p text:style-name="P29"><text:soft-page-break/></text:p>
      <text:p text:style-name="P29">It took until 1998 for me to finally get around to finishing some compositions integrating environmental recordings, percussion and short wave radio. These pieces became the CD “Analogues,” whose title referred not the quality of the sounds – analog vs. digital – but rather to these pieces being analogous to the life I'd drawn them from, both in a material as well as experiential sense. I'd also acquired a computer by now (though “Analogues” was made with a sampler) and started to focus more on working with these sound recordings as concrete material, sometimes shaping them like clay, other times leaving them unprocessed. It slowly dawned on me that a recording could in and of itself be like a composition, comprised of a system of decisions regarding the way a recording was made. And still, it took another few years for me to realize that, though I hadn't necessarily re-invented the wheel, there were a whole slew of people out there who had been doing this for years, and not just people from the academia, but people like myself with no formal background or training in this field.</text:p>
      <text:p text:style-name="P29"/>
      <text:p text:style-name="P29">Over the next years I continued reading about these other people, listening to their music, even having the chance to play or record with some of them. And I read and read, both about the theory and history of this music, as well as about the technique which went into recording. And slowly, but surely I was able to buy more sensitive, more specialized microphones, better recorders. My ears also became more attuned. I gradually acquired a sense of what to listen for.</text:p>
      <text:p text:style-name="P29"/>
      <text:p text:style-name="P29">By now, as I look around me, the world seems like something I might have only imagined in my wildest dreams eighteen years ago: a computer costs only a fraction of what I paid for my first laptop, which in the context of today's computers, could really do almost nothing at all; open source software means one doesn't have to spend any money on editing or mixing programs; sound recorders have shrunk to the size of a pack of cigarettes and record in pristine high-resolution sound quality, at a price so low that this technology is in reach of nearly anyone in the west; and microphones, still probably the most expensive part of the equation, have also become more affordable. On top of all this, there are huge internet communities focused on phonography, nature recording, microsound, just to name a very few. This translates to lots of advice and general data about all aspects surrounding field recording being widely available; whereas when I was starting I had to diligently hunt down all this information in libraries and bookstores. I didn't even have any friends who were interested in this.</text:p>
      <text:p text:style-name="P29"/>
      <text:p text:style-name="P29">And now, full circle, I've been invited to perform at Field Fest, a festival on field recording, in Brussels. </text:p>
      <text:p text:style-name="P29"/>
      <text:p text:style-name="P4"/>
      <text:p text:style-name="P2">21:30 Pali Meursault (F)</text:p>
      <text:p text:style-name="P12"/>
      <text:p text:style-name="P12">Image: zie mail</text:p>
      <text:p text:style-name="P12">Titre: '<text:span text:style-name="T10">For every Solution There is a Problem'</text:span></text:p>
      <text:p text:style-name="P139"/>
      <text:p text:style-name="P12">BIO</text:p>
      <text:p text:style-name="P12">Born in 1977, Pali Meursault lives in Paris. His electroacoustic and sound art research takes different shapes: compositions for records, radio works, installations or performances. Sound recording, microphonie and field-recording are central in his work, which has to do with Musique Concrète as well as field recording and the listening of the soundscape. For 10 years he has been taking his microphones out in urban environments, industrial places, on alpine glaciers, in the portuguese backcountry or in the Amazon forest. Involved in many collaborative projects, he is also a member of the art group Ici-Même (Grenoble) since 2003 and works regularly with the video artist Demis Hérenger or the performance project of Bonding Elastic Company/Manon Quérel. On the side of these activities, he is pursuing a theoretical research, writing on electroacoustic music, the sonic environment or radio. His articles have published in Opus, in Revue &amp; Corrigée in France or in Esse in Canada, he has contributed online publications such as Syntone, Radiauteur or Owni. Since 2002, he runs the label Universinternational.</text:p>
      <text:p text:style-name="P12"/>
      <text:p text:style-name="P103">Pali Meursault is geboren in 1977 en woont in Parijs. Zijn onderzoek op het vlak van <text:s/>elektroakoestiek en sound art neemt verschillende gedaanten aan: composities voor opnames, radiowerk, installaties of performances. Sound recording, microfonie en field recording staan centraal in zijn werk dat zowel te maken heeft met Musique Concrète als met field recording en het beluisteren van soundscapes. 10 jaar lang is hij nu al bezig met het plaatsen van zijn microfoons in o.a. stadsomgevingen, op industriële sites, op Alpengletsjers, in het Portugese binnenland of in het Amazonewoud. Meursault verleent zijn medewerking aan diverse samenwerkingsprojecten en maakt sinds 2003 ook deel uit van het kunstgezelschap Ici-Même (Grenoble). Hij werkt ook regelmatig samen met videokunstenaar Demis Hérenger en neemt deel aan het performance project van de Bonding Elastic Company/Manon Quérel.</text:p>
      <text:p text:style-name="P64">In de marge van deze activiteiten zet hij zijn theoretisch onderzoekswerk voort en schrijft hij over elektroakoestische muziek, geluidsomgeving of radio. Artikels van zijn hand zijn verschenen in Frankrijk in Opus en Revue &amp; Corrigée en in het Canadese magazine Esse; zijn <text:s/>publicaties Syntone, Radiauteur en Owni staan online. Sinds 2002 beheert hij het label Universinternational.</text:p>
      <text:p text:style-name="P64"/>
      <text:p text:style-name="P12"><text:soft-page-break/>Pali Meursault est né en 1977, il vit à Paris. Sa recherche sonore et électroacoustique se développe sous de multiples formes: compositions pour disques, créations radiophoniques, installations et performances. La prise de son, la microphonie et le field-recording ont une place centrale dans un travail à la fois héritier de la Musique Concrète et à l'écoute de l'environnement et du paysage sonore. Ainsi depuis 10 ans, il promène ses micros dans des environnements urbains, industriels, sur des glaciers alpins, dans la campagne portuguaise ou la forêt amazonienne. Multipliant également les collaborations et les croisements disciplinaires, il intervient très régulièrement depuis 2003 au sein du collectif Ici-Même (Grenoble), collabore avec le vidéaste Démis Hérenger ou la Compagnie Bonding Elastic/Manon Quérel. <text:span text:style-name="T93">Parallèlement à ces activités, il poursuit un travail de recherche théorique et d'écriture sur la musique électroacoustique, l'environnement sonore ou la radio, il a publié des articles dans des revues telles que Opus et Revue &amp; Corrigée en France ou Esse au Canada, contribué à des publications en ligne comme Syntone, Radiauteur ou Owni. Depuis 2002, il dirige le label Universinternational.</text:span></text:p>
      <text:p text:style-name="P12"/>
      <text:p text:style-name="P10"><text:a xlink:type="simple" xlink:href="http://www.palimeursault.net/"><text:span text:style-name="T19">http://www.palimeursault.net</text:span></text:a></text:p>
      <text:p text:style-name="P31"/>
      <text:p text:style-name="P12">PT</text:p>
      <text:p text:style-name="P12">I think my electroacoustic work has moved toward 'microphonie' and the use of field-recordings, as well as it has became very much site-specific, for at least two reasons. Firstly because i couldn't play any instrument properly and did not have access to real studios for sound production. But also because the discover of some works using mainly raw recordings of the environment led me to consider that music, for once, might not so much be a definite thing to be learned, reproduced and furthered, but something to discover within the virtualities of any sound. Even more, that music might be merely understood as a very singular ability of the aural perception, which could be activated in the listening with the proper acousmatic triggers: decontextualization, shifting the attention, filtering the ordinary obedience of perception or just closing eyes... For sometimes i have been looking for this musicality of the ordinary life.</text:p>
      <text:p text:style-name="P12"/>
      <text:p text:style-name="P16">The work i'll be presenting at Het Field Festival - which over some time has gotten itself the nickname 'For every solution there is a problem' - is not directly representative of the site-specific and sites related aspects of my work. I created this performance as a way of traveling with an unlocated (or even dislocated) and ongoing process, which could be adapted to conventional or unconventional spaces and would fit in a suitcase. Slowly changing and evolving with each performance, it finds a relation of its own with the 'here and now': new recordings replacing older ones, random radio signals and momentary perturbations attempting to capture the instant. Playing from a library of electroacoustic materials, short wave radio signals and cooking experiments, this is an attempt to confront composition with improvisation, recorded memory with unexpected events and organic matter with digital machines.</text:p>
      <text:p text:style-name="P16"/>
      <text:p text:style-name="P16"/>
      <text:p text:style-name="P6">BONUS</text:p>
      <text:p text:style-name="P16"/>
      <text:p text:style-name="P12">Ten framing considerations of the field </text:p>
      <text:p text:style-name="P12">Michael Pisaro, October/November, 2010</text:p>
      <text:p text:style-name="P12"/>
      <text:p text:style-name="P12">My task here is to simply catalog some of the considerations that go into making a field recording. It is a way of outlining the number of aesthetic decisions that get made, even before one starts to make use of the recordings in more integrated or elaborate ways. It is meant to practical and (hopefully) useful. (I may have neglected considerations – and welcome suggestions for additions.) Although I do think an untreated field recording can be an artwork, this is not really that argument.</text:p>
      <text:p text:style-name="P12">A recording is a reduction. The immersive sensual experience of an environment will in the end be represented purely in terms of sound. It is possible that a sound recording device will in some cases hear more than we do, but it will obviously never capture everything that is sounding. It will be limited in time and in the perceptible borders of the soundscape. I will call the various operators of this reduction “the frame.<text:span text:style-name="T70">”</text:span><text:span text:style-name="T70"><text:note text:id="ftn1" text:note-class="footnote"><text:note-citation>1</text:note-citation><text:note-body><text:p text:style-name="P153"><text:s/>One legacy of Cage’s <text:span text:style-name="T1">4’33” </text:span>was to sharpen the concept of the composition as a musical frame. In this work the fundamental act of the composition is to indicate a series of durations and the actions of the performer to indicate their beginning and end.</text:p><text:p text:style-name="P1"/><text:p text:style-name="Footnote"/></text:note-body></text:note></text:span></text:p>
      <text:p text:style-name="P12"/>
      <text:p text:style-name="P12">1) How long is the recording?</text:p>
      <text:p text:style-name="P12">Where it comes to <text:span text:style-name="T2">scale</text:span> (unlike in photography or film) there are very few limits here. Although we might say there is a potential standard length range (between song and symphony – let’s say 3 minutes to 30 minutes), this is conditioned by traditional notions of what a piece is. Shall we make some 1 second field recordings? 5 hours? 24 days?</text:p>
      <text:p text:style-name="P12"/>
      <text:p text:style-name="P12">2) When is the recording made?</text:p>
      <text:p text:style-name="P12">Midnight in a church in Berlin (as Peter Ablinger has done)? Sunrise at river’s edge (as the birds awaken)? The 5 Freeway in Santa Clarita on a Sunday night (shockingly active)? It is obvious that <text:soft-page-break/><text:span text:style-name="T2">when</text:span> is just as decisive as <text:span text:style-name="T2">where</text:span>. I wonder if any of us knows the sonic difference between the environment of our local mountain in July and August? (We can make recordings to find out.)</text:p>
      <text:p text:style-name="P12"/>
      <text:p text:style-name="P12">3) Where?</text:p>
      <text:p text:style-name="P12">Where?</text:p>
      <text:p text:style-name="P12"/>
      <text:p text:style-name="P12">4) Proximity</text:p>
      <text:p text:style-name="P12">How close is the microphone to what is recorded? Is it inside the hive or at the hive’s edge? This allows us to say what else can come inside the frame. Perhaps the grass is blowing outside the hive. I think we can assume that, without using a contact microphone, true isolation is not frequently encountered in outdoor environments. It is more a question of <text:span text:style-name="T2">how many </text:span>layers of sound will be present, than whether there will be layers. </text:p>
      <text:p text:style-name="P12">Proximity is another kind of scale consideration – one that interlocks with duration. A large-scale painting can be made of a small section of nature (Georgia O’Keefe); a small size painting can be made of a huge swath of landscape (Albrecht Altdorfer).</text:p>
      <text:p text:style-name="P12"/>
      <text:p text:style-name="P12">5) Degree of focus</text:p>
      <text:p text:style-name="P12">Perhaps the most overrated decision made by the field recordist is the equipment used (this is, for my taste, definitely the most tedious <text:span text:style-name="T2">discussion</text:span> in the field recording world). I believe that <text:span text:style-name="T2">any method</text:span> of recording can yield interesting results. The method acts as a limit on what can be recorded: Zoom recorders might be put inside a refrigeration unit without much damage, but I’m not about to stick a Sennheiser stereo pair in one. </text:p>
      <text:p text:style-name="P12">For me the question of sound quality is a question of focus: How much detail will be present? There are obviously situations where a “soft-focus” is more beautiful (or revealing) than the micro-detail available with expensive set-ups (and, it goes, without saying, <text:span text:style-name="T2">vice versa</text:span>). </text:p>
      <text:p text:style-name="P12">Let us not make financial considerations into aesthetic determinants.</text:p>
      <text:p text:style-name="P12"/>
      <text:p text:style-name="P12">6) Moving or stationary?</text:p>
      <text:p text:style-name="P12">Most of the field recordings used in music today are the equivalent of still-camera recordings. This is sensible: it is much easier, and one is less likely to encounter unwanted artifacts. It allows, especially in longer recordings, for depth-of-field and a real sense of the evolving soundscape. But the moving microphone also has much to recommend it: <text:s/>It can show in real time the effects created by differences of the frame. It can provide a consciousness of the borders of any soundscape as we transition from one to another. It also has the effect of making clear the essential relativity of any (field) recording.</text:p>
      <text:p text:style-name="P12">The last four on this list might be viewed as questions that are more about what can be done after the recording is made. But they are nonetheless aspects of the frame, and potentially also useful to keep in mind even when recording.</text:p>
      <text:p text:style-name="P12"/>
      <text:p text:style-name="P12">7) Fading (or cutting)</text:p>
      <text:p text:style-name="P12">There are so many elements in a sound landscape that the question of when (and how) to introduce them is important. The fade of the recording is in counterpoint with all the fades (and hard cuts) that occur in the environment itself. The fade is the realm of the <text:span text:style-name="T2">passepartout</text:span> – the frame on the edge of the frame. (Derrida explored the aesthetics of this in the visual arts at great length <text:span text:style-name="T2">The Truth in Painting</text:span> – I think there are many useful observations in that book that apply indirectly to the aesthetics of field recording.)</text:p>
      <text:p text:style-name="P12"/>
      <text:p text:style-name="P12">8) Editing</text:p>
      <text:p text:style-name="P12">To me the most interesting aspect of field recording is its potential to put us into contact with the “real”: with the infinite multiple of sounds in any situation. We are at best only dimly aware of this fact. The recording medium is stupid: it simply picks up everything that falls into its frequency range, without discerning or sifting. Our ears, being connected to very smart brains, are extremely good at selective hearing (as any parent knows). </text:p>
      <text:p text:style-name="P12">A field recording can give us access (through the displacement of a mechanical copy). Whenever I make one, I’m excited for the moment of playback, away from the site. The question is always the same: What didn’t I hear? And, by extension: If I cut something out, do I run the risk of not really hearing a crucial fact of the environment? Is there an ethics of this situation? It may depend on whether one arrives with a preconceived notion of what should be recorded, or whether a part of the process is to learn what sounds.</text:p>
      <text:p text:style-name="P12"/>
      <text:p text:style-name="P12">9) Filtering</text:p>
      <text:p text:style-name="P12">This issue is related to the one above. Of course filtering can be used to re-balance to a certain extent, deficiencies in the microphone frequency response (although it is very hard to do this in a realistic way – but this is also related to point 5 above). </text:p>
      <text:p text:style-name="P12">Most importantly, however, it can draw our attention to aspects of the sounding situation we might otherwise have missed, especially fleeting and quiet phenomenon (like the sweeps of harmonic series partials against a canyon wall).</text:p>
      <text:p text:style-name="P12"/>
      <text:p text:style-name="P12">10) Assembling</text:p>
      <text:p text:style-name="P12">Is there one recording or several (or many)? Do we play them back one at a time or layered on top of <text:soft-page-break/>each other? Which will give the best impression of the environment I want to represent? (That is, in a particular instance, is the abstraction made with a single recording as true as the abstraction created by several?)</text:p>
      <text:p text:style-name="P32"><text:span text:style-name="T51">In his </text:span><text:span text:style-name="T3">The Sound of Light in Trees</text:span><text:span text:style-name="T51">, David Dunn miraculously condenses the cycles of activity and the shades of difference of Engraver Beetles inside piñon trees, gathered in two years of field recording, into a composition of 59 minutes.</text:span><text:span text:style-name="T51"><text:note text:id="ftn2" text:note-class="footnote"><text:note-citation>2</text:note-citation><text:note-body><text:p text:style-name="P155"><text:s/>The booklet for this disc discuses the implications and aesthetics of this kind of decision beautifully (2006, EarthEar 0513).</text:p><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utura-Medium" svg:font-family="Futura-Medium"/>
    <style:font-face style:name="Lucida Sans1" svg:font-family="'Lucida Sans'"/>
    <style:font-face style:name="CourierNewPSMT" svg:font-family="CourierNewPSMT" style:font-family-generic="modern"/>
    <style:font-face style:name="Georgia" svg:font-family="Georgia"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MT" svg:font-family="ArialMT"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CourierNewPSMT1" svg:font-family="CourierNewPSMT" style:font-family-generic="modern" style:font-pitch="fixed"/>
    <style:font-face style:name="Helvetica2"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Helvetica3" svg:font-family="Helvetica, Ari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Futura-Medium1" svg:font-family="Futura-Medium" style:font-family-generic="system" style:font-pitch="variable"/>
    <style:font-face style:name="Geneva1" svg:font-family="Geneva" style:font-family-generic="system" style:font-pitch="variable"/>
    <style:font-face style:name="Helvetica4"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1"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style:font-name="Arial1"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style:font-size-complex="12pt"/>
    </style:style>
    <style:style style:name="Χωρίς_20_διάστιχο" style:display-name="Χωρίς διάστιχο" style:family="paragraph">
      <style:paragraph-properties fo:orphans="2" fo:widows="2"/>
      <style:text-properties style:use-window-font-color="true" style:font-name="Times New Roman" fo:font-size="12pt" fo:language="el" fo:country="GR" style:font-name-asian="Calibri" style:font-size-asian="12pt" style:font-name-complex="Times New Roman" style:font-size-complex="11pt" style:language-complex="ar" style:country-complex="SA"/>
    </style:style>
    <style:style style:name="Standard_20__28_user_29_" style:display-name="Standard (user)" style:family="paragraph">
      <style:paragraph-properties fo:orphans="0" fo:widows="0" fo:hyphenation-ladder-count="no-limit" style:vertical-align="baseline"/>
      <style:text-properties style:use-window-font-color="true" style:font-name="Arial"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Converted2" style:page-layout-name="Mpm3"/>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 eckhardt</meta:initial-creator>
    <meta:creation-date>2011-08-25T09:13:21</meta:creation-date>
    <meta:editing-duration>P24DT6H58M48S</meta:editing-duration>
    <meta:generator>OpenOffice.org/3.3$Unix OpenOffice.org_project/330m20$Build-9567</meta:generator>
    <dc:date>2011-09-12T13:05:26</dc:date>
    <dc:creator>Ann Goossens</dc:creator>
    <meta:editing-cycles>182</meta:editing-cycles>
    <meta:document-statistic meta:table-count="0" meta:image-count="0" meta:object-count="0" meta:page-count="20" meta:paragraph-count="392" meta:word-count="14127" meta:character-count="89869"/>
  </office:meta>
</office:document-meta>
</file>